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4.23cm"/>
    </style:style>
    <style:style style:name="co5" style:family="table-column">
      <style:table-column-properties fo:break-before="auto" style:column-width="5.209cm"/>
    </style:style>
    <style:style style:name="co6" style:family="table-column">
      <style:table-column-properties fo:break-before="auto" style:column-width="4.992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5.073cm"/>
    </style:style>
    <style:style style:name="co11" style:family="table-column">
      <style:table-column-properties fo:break-before="auto" style:column-width="4.911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5.346cm"/>
    </style:style>
    <style:style style:name="co15" style:family="table-column">
      <style:table-column-properties fo:break-before="auto" style:column-width="5.182cm"/>
    </style:style>
    <style:style style:name="co16" style:family="table-column">
      <style:table-column-properties fo:break-before="auto" style:column-width="3.33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4.583cm"/>
    </style:style>
    <style:style style:name="co19" style:family="table-column">
      <style:table-column-properties fo:break-before="auto" style:column-width="4.692cm"/>
    </style:style>
    <style:style style:name="co20" style:family="table-column">
      <style:table-column-properties fo:break-before="auto" style:column-width="2.84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321cm"/>
    </style:style>
    <style:style style:name="co23" style:family="table-column">
      <style:table-column-properties fo:break-before="auto" style:column-width="2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chemaSingleValuedProperties</text:p>
          </table:table-cell>
          <table:table-cell office:value-type="string" calcext:value-type="string">
            <text:p>schemaMultiValuedProperties</text:p>
          </table:table-cell>
          <table:table-cell office:value-type="string" calcext:value-type="string">
            <text:p>schemaIndexedPercentage</text:p>
          </table:table-cell>
          <table:table-cell office:value-type="string" calcext:value-type="string">
            <text:p>sources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singleValuedInboundMappings</text:p>
          </table:table-cell>
          <table:table-cell office:value-type="string" calcext:value-type="string">
            <text:p>multiValuedInboundMappings</text:p>
          </table:table-cell>
          <table:table-cell office:value-type="string" calcext:value-type="string">
            <text:p>attributeValues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singleValuedOutboundMappings</text:p>
          </table:table-cell>
          <table:table-cell office:value-type="string" calcext:value-type="string">
            <text:p>multiValuedOutboundMappings</text:p>
          </table:table-cell>
          <table:table-cell office:value-type="string" calcext:value-type="string">
            <text:p>importTaskThreads</text:p>
          </table:table-cell>
          <table:table-cell office:value-type="string" calcext:value-type="string">
            <text:p>reconciliationTaskThreads</text:p>
          </table:table-cell>
          <table:table-cell office:value-type="string" calcext:value-type="string">
            <text:p>recomputationTaskThreads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PerAccount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7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693" calcext:value-type="float">
            <text:p>38693</text:p>
          </table:table-cell>
          <table:table-cell office:value-type="float" office:value="19.3465" calcext:value-type="float">
            <text:p>19.346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7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0156" calcext:value-type="float">
            <text:p>10156</text:p>
          </table:table-cell>
          <table:table-cell office:value-type="float" office:value="5.078" calcext:value-type="float">
            <text:p>5.0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7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044" calcext:value-type="float">
            <text:p>9044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92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2291" calcext:value-type="float">
            <text:p>42291</text:p>
          </table:table-cell>
          <table:table-cell office:value-type="float" office:value="21.1455" calcext:value-type="float">
            <text:p>21.14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92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658" calcext:value-type="float">
            <text:p>12658</text:p>
          </table:table-cell>
          <table:table-cell office:value-type="float" office:value="6.329" calcext:value-type="float">
            <text:p>6.32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092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2195" calcext:value-type="float">
            <text:p>12195</text:p>
          </table:table-cell>
          <table:table-cell office:value-type="float" office:value="6.0975" calcext:value-type="float">
            <text:p>6.09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1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2956" calcext:value-type="float">
            <text:p>42956</text:p>
          </table:table-cell>
          <table:table-cell office:value-type="float" office:value="42.956" calcext:value-type="float">
            <text:p>42.9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1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795" calcext:value-type="float">
            <text:p>15795</text:p>
          </table:table-cell>
          <table:table-cell office:value-type="float" office:value="15.795" calcext:value-type="float">
            <text:p>15.79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10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5886" calcext:value-type="float">
            <text:p>15886</text:p>
          </table:table-cell>
          <table:table-cell office:value-type="float" office:value="15.886" calcext:value-type="float">
            <text:p>15.8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3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3355" calcext:value-type="float">
            <text:p>73355</text:p>
          </table:table-cell>
          <table:table-cell office:value-type="float" office:value="73.355" calcext:value-type="float">
            <text:p>73.35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3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9568" calcext:value-type="float">
            <text:p>29568</text:p>
          </table:table-cell>
          <table:table-cell office:value-type="float" office:value="29.568" calcext:value-type="float">
            <text:p>29.56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3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9986" calcext:value-type="float">
            <text:p>29986</text:p>
          </table:table-cell>
          <table:table-cell office:value-type="float" office:value="29.986" calcext:value-type="float">
            <text:p>29.9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7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3577" calcext:value-type="float">
            <text:p>103577</text:p>
          </table:table-cell>
          <table:table-cell office:value-type="float" office:value="207.154" calcext:value-type="float">
            <text:p>207.15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7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5643" calcext:value-type="float">
            <text:p>35643</text:p>
          </table:table-cell>
          <table:table-cell office:value-type="float" office:value="71.286" calcext:value-type="float">
            <text:p>71.2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17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7653" calcext:value-type="float">
            <text:p>37653</text:p>
          </table:table-cell>
          <table:table-cell office:value-type="float" office:value="75.306" calcext:value-type="float">
            <text:p>75.30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2212" calcext:value-type="float">
            <text:p>42212</text:p>
          </table:table-cell>
          <table:table-cell office:value-type="float" office:value="42.212" calcext:value-type="float">
            <text:p>42.2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9253" calcext:value-type="float">
            <text:p>29253</text:p>
          </table:table-cell>
          <table:table-cell office:value-type="float" office:value="29.253" calcext:value-type="float">
            <text:p>29.25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33592" calcext:value-type="float">
            <text:p>33592</text:p>
          </table:table-cell>
          <table:table-cell office:value-type="float" office:value="33.592" calcext:value-type="float">
            <text:p>33.5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39932" calcext:value-type="float">
            <text:p>39932</text:p>
          </table:table-cell>
          <table:table-cell office:value-type="float" office:value="39.932" calcext:value-type="float">
            <text:p>39.93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46766" calcext:value-type="float">
            <text:p>46766</text:p>
          </table:table-cell>
          <table:table-cell office:value-type="float" office:value="46.766" calcext:value-type="float">
            <text:p>46.7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790" calcext:value-type="float">
            <text:p>21790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7263" calcext:value-type="float">
            <text:p>17263</text:p>
          </table:table-cell>
          <table:table-cell office:value-type="float" office:value="17.263" calcext:value-type="float">
            <text:p>17.26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7030" calcext:value-type="float">
            <text:p>17030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6821" calcext:value-type="float">
            <text:p>16821</text:p>
          </table:table-cell>
          <table:table-cell office:value-type="float" office:value="16.821" calcext:value-type="float">
            <text:p>16.82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6750" calcext:value-type="float">
            <text:p>16750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23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67679" calcext:value-type="float">
            <text:p>67679</text:p>
          </table:table-cell>
          <table:table-cell office:value-type="float" office:value="67.679" calcext:value-type="float">
            <text:p>67.67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6312" calcext:value-type="float">
            <text:p>26312</text:p>
          </table:table-cell>
          <table:table-cell office:value-type="float" office:value="52.624" calcext:value-type="float">
            <text:p>52.6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18523" calcext:value-type="float">
            <text:p>18523</text:p>
          </table:table-cell>
          <table:table-cell office:value-type="float" office:value="37.046" calcext:value-type="float">
            <text:p>37.0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57" calcext:value-type="float">
            <text:p>17757</text:p>
          </table:table-cell>
          <table:table-cell office:value-type="float" office:value="35.514" calcext:value-type="float">
            <text:p>35.5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20522" calcext:value-type="float">
            <text:p>20522</text:p>
          </table:table-cell>
          <table:table-cell office:value-type="float" office:value="41.044" calcext:value-type="float">
            <text:p>41.04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4258" calcext:value-type="float">
            <text:p>24258</text:p>
          </table:table-cell>
          <table:table-cell office:value-type="float" office:value="48.516" calcext:value-type="float">
            <text:p>48.5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7933" calcext:value-type="float">
            <text:p>27933</text:p>
          </table:table-cell>
          <table:table-cell office:value-type="float" office:value="55.866" calcext:value-type="float">
            <text:p>55.86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1280" calcext:value-type="float">
            <text:p>31280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5793" calcext:value-type="float">
            <text:p>35793</text:p>
          </table:table-cell>
          <table:table-cell office:value-type="float" office:value="71.586" calcext:value-type="float">
            <text:p>71.5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40381" calcext:value-type="float">
            <text:p>40381</text:p>
          </table:table-cell>
          <table:table-cell office:value-type="float" office:value="80.762" calcext:value-type="float">
            <text:p>80.7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645" calcext:value-type="float">
            <text:p>43645</text:p>
          </table:table-cell>
          <table:table-cell office:value-type="float" office:value="87.29" calcext:value-type="float">
            <text:p>87.2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6899" calcext:value-type="float">
            <text:p>16899</text:p>
          </table:table-cell>
          <table:table-cell office:value-type="float" office:value="33.798" calcext:value-type="float">
            <text:p>33.7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4396" calcext:value-type="float">
            <text:p>14396</text:p>
          </table:table-cell>
          <table:table-cell office:value-type="float" office:value="28.792" calcext:value-type="float">
            <text:p>28.7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4554" calcext:value-type="float">
            <text:p>14554</text:p>
          </table:table-cell>
          <table:table-cell office:value-type="float" office:value="29.108" calcext:value-type="float">
            <text:p>29.1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4526" calcext:value-type="float">
            <text:p>14526</text:p>
          </table:table-cell>
          <table:table-cell office:value-type="float" office:value="29.052" calcext:value-type="float">
            <text:p>29.05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4373" calcext:value-type="float">
            <text:p>14373</text:p>
          </table:table-cell>
          <table:table-cell office:value-type="float" office:value="28.746" calcext:value-type="float">
            <text:p>28.7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4497" calcext:value-type="float">
            <text:p>14497</text:p>
          </table:table-cell>
          <table:table-cell office:value-type="float" office:value="28.994" calcext:value-type="float">
            <text:p>28.9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4154" calcext:value-type="float">
            <text:p>14154</text:p>
          </table:table-cell>
          <table:table-cell office:value-type="float" office:value="28.308" calcext:value-type="float">
            <text:p>28.3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4430" calcext:value-type="float">
            <text:p>14430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4245" calcext:value-type="float">
            <text:p>14245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4112" calcext:value-type="float">
            <text:p>14112</text:p>
          </table:table-cell>
          <table:table-cell office:value-type="float" office:value="28.224" calcext:value-type="float">
            <text:p>28.22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0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03896" calcext:value-type="float">
            <text:p>103896</text:p>
          </table:table-cell>
          <table:table-cell office:value-type="float" office:value="207.792" calcext:value-type="float">
            <text:p>207.7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7446" calcext:value-type="float">
            <text:p>27446</text:p>
          </table:table-cell>
          <table:table-cell office:value-type="float" office:value="54.892" calcext:value-type="float">
            <text:p>54.8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20170" calcext:value-type="float">
            <text:p>20170</text:p>
          </table:table-cell>
          <table:table-cell office:value-type="float" office:value="40.34" calcext:value-type="float">
            <text:p>40.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7748" calcext:value-type="float">
            <text:p>17748</text:p>
          </table:table-cell>
          <table:table-cell office:value-type="float" office:value="35.496" calcext:value-type="float">
            <text:p>35.4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9481" calcext:value-type="float">
            <text:p>19481</text:p>
          </table:table-cell>
          <table:table-cell office:value-type="float" office:value="38.962" calcext:value-type="float">
            <text:p>38.9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22957" calcext:value-type="float">
            <text:p>22957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26841" calcext:value-type="float">
            <text:p>26841</text:p>
          </table:table-cell>
          <table:table-cell office:value-type="float" office:value="53.682" calcext:value-type="float">
            <text:p>53.68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30115" calcext:value-type="float">
            <text:p>30115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34717" calcext:value-type="float">
            <text:p>34717</text:p>
          </table:table-cell>
          <table:table-cell office:value-type="float" office:value="69.434" calcext:value-type="float">
            <text:p>69.4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39215" calcext:value-type="float">
            <text:p>39215</text:p>
          </table:table-cell>
          <table:table-cell office:value-type="float" office:value="78.43" calcext:value-type="float">
            <text:p>78.4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43543" calcext:value-type="float">
            <text:p>43543</text:p>
          </table:table-cell>
          <table:table-cell office:value-type="float" office:value="87.086" calcext:value-type="float">
            <text:p>87.0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50185" calcext:value-type="float">
            <text:p>50185</text:p>
          </table:table-cell>
          <table:table-cell office:value-type="float" office:value="100.37" calcext:value-type="float">
            <text:p>100.3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55121" calcext:value-type="float">
            <text:p>55121</text:p>
          </table:table-cell>
          <table:table-cell office:value-type="float" office:value="110.242" calcext:value-type="float">
            <text:p>110.2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65368" calcext:value-type="float">
            <text:p>65368</text:p>
          </table:table-cell>
          <table:table-cell office:value-type="float" office:value="130.736" calcext:value-type="float">
            <text:p>130.7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82908" calcext:value-type="float">
            <text:p>82908</text:p>
          </table:table-cell>
          <table:table-cell office:value-type="float" office:value="165.816" calcext:value-type="float">
            <text:p>165.8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91084" calcext:value-type="float">
            <text:p>91084</text:p>
          </table:table-cell>
          <table:table-cell office:value-type="float" office:value="182.168" calcext:value-type="float">
            <text:p>182.16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101643" calcext:value-type="float">
            <text:p>101643</text:p>
          </table:table-cell>
          <table:table-cell office:value-type="float" office:value="203.286" calcext:value-type="float">
            <text:p>203.2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109694" calcext:value-type="float">
            <text:p>109694</text:p>
          </table:table-cell>
          <table:table-cell office:value-type="float" office:value="219.388" calcext:value-type="float">
            <text:p>219.3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118291" calcext:value-type="float">
            <text:p>118291</text:p>
          </table:table-cell>
          <table:table-cell office:value-type="float" office:value="236.582" calcext:value-type="float">
            <text:p>236.58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128178" calcext:value-type="float">
            <text:p>128178</text:p>
          </table:table-cell>
          <table:table-cell office:value-type="float" office:value="256.356" calcext:value-type="float">
            <text:p>256.3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137666" calcext:value-type="float">
            <text:p>137666</text:p>
          </table:table-cell>
          <table:table-cell office:value-type="float" office:value="275.332" calcext:value-type="float">
            <text:p>275.33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5906" calcext:value-type="float">
            <text:p>35906</text:p>
          </table:table-cell>
          <table:table-cell office:value-type="float" office:value="71.812" calcext:value-type="float">
            <text:p>71.81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32582" calcext:value-type="float">
            <text:p>32582</text:p>
          </table:table-cell>
          <table:table-cell office:value-type="float" office:value="65.164" calcext:value-type="float">
            <text:p>65.16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31367" calcext:value-type="float">
            <text:p>31367</text:p>
          </table:table-cell>
          <table:table-cell office:value-type="float" office:value="62.734" calcext:value-type="float">
            <text:p>62.73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30304" calcext:value-type="float">
            <text:p>30304</text:p>
          </table:table-cell>
          <table:table-cell office:value-type="float" office:value="60.608" calcext:value-type="float">
            <text:p>60.60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31211" calcext:value-type="float">
            <text:p>31211</text:p>
          </table:table-cell>
          <table:table-cell office:value-type="float" office:value="62.422" calcext:value-type="float">
            <text:p>62.4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30453" calcext:value-type="float">
            <text:p>30453</text:p>
          </table:table-cell>
          <table:table-cell office:value-type="float" office:value="60.906" calcext:value-type="float">
            <text:p>60.90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30987" calcext:value-type="float">
            <text:p>30987</text:p>
          </table:table-cell>
          <table:table-cell office:value-type="float" office:value="61.974" calcext:value-type="float">
            <text:p>61.9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30548" calcext:value-type="float">
            <text:p>30548</text:p>
          </table:table-cell>
          <table:table-cell office:value-type="float" office:value="61.096" calcext:value-type="float">
            <text:p>61.09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31149" calcext:value-type="float">
            <text:p>31149</text:p>
          </table:table-cell>
          <table:table-cell office:value-type="float" office:value="62.298" calcext:value-type="float">
            <text:p>62.2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30429" calcext:value-type="float">
            <text:p>30429</text:p>
          </table:table-cell>
          <table:table-cell office:value-type="float" office:value="60.858" calcext:value-type="float">
            <text:p>60.8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31094" calcext:value-type="float">
            <text:p>31094</text:p>
          </table:table-cell>
          <table:table-cell office:value-type="float" office:value="62.188" calcext:value-type="float">
            <text:p>62.1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30449" calcext:value-type="float">
            <text:p>30449</text:p>
          </table:table-cell>
          <table:table-cell office:value-type="float" office:value="60.898" calcext:value-type="float">
            <text:p>60.89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30891" calcext:value-type="float">
            <text:p>30891</text:p>
          </table:table-cell>
          <table:table-cell office:value-type="float" office:value="61.782" calcext:value-type="float">
            <text:p>61.78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30728" calcext:value-type="float">
            <text:p>30728</text:p>
          </table:table-cell>
          <table:table-cell office:value-type="float" office:value="61.456" calcext:value-type="float">
            <text:p>61.4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30941" calcext:value-type="float">
            <text:p>30941</text:p>
          </table:table-cell>
          <table:table-cell office:value-type="float" office:value="61.882" calcext:value-type="float">
            <text:p>61.88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30643" calcext:value-type="float">
            <text:p>30643</text:p>
          </table:table-cell>
          <table:table-cell office:value-type="float" office:value="61.286" calcext:value-type="float">
            <text:p>61.2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30844" calcext:value-type="float">
            <text:p>30844</text:p>
          </table:table-cell>
          <table:table-cell office:value-type="float" office:value="61.688" calcext:value-type="float">
            <text:p>61.6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30710" calcext:value-type="float">
            <text:p>30710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30855" calcext:value-type="float">
            <text:p>30855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31097" calcext:value-type="float">
            <text:p>31097</text:p>
          </table:table-cell>
          <table:table-cell office:value-type="float" office:value="62.194" calcext:value-type="float">
            <text:p>62.19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33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49637" calcext:value-type="float">
            <text:p>549637</text:p>
          </table:table-cell>
          <table:table-cell office:value-type="float" office:value="1099.274" calcext:value-type="float">
            <text:p>1099.27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5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70803" calcext:value-type="float">
            <text:p>70803</text:p>
          </table:table-cell>
          <table:table-cell office:value-type="float" office:value="70.803" calcext:value-type="float">
            <text:p>70.80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5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7781" calcext:value-type="float">
            <text:p>17781</text:p>
          </table:table-cell>
          <table:table-cell office:value-type="float" office:value="17.781" calcext:value-type="float">
            <text:p>17.78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5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2788" calcext:value-type="float">
            <text:p>22788</text:p>
          </table:table-cell>
          <table:table-cell office:value-type="float" office:value="22.788" calcext:value-type="float">
            <text:p>22.7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7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5343" calcext:value-type="float">
            <text:p>55343</text:p>
          </table:table-cell>
          <table:table-cell office:value-type="float" office:value="110.686" calcext:value-type="float">
            <text:p>110.6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7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875" calcext:value-type="float">
            <text:p>11875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174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8685" calcext:value-type="float">
            <text:p>18685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00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0463" calcext:value-type="float">
            <text:p>80463</text:p>
          </table:table-cell>
          <table:table-cell office:value-type="float" office:value="160.926" calcext:value-type="float">
            <text:p>160.92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00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192" calcext:value-type="float">
            <text:p>12192</text:p>
          </table:table-cell>
          <table:table-cell office:value-type="float" office:value="24.384" calcext:value-type="float">
            <text:p>24.38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00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9794" calcext:value-type="float">
            <text:p>19794</text:p>
          </table:table-cell>
          <table:table-cell office:value-type="float" office:value="39.588" calcext:value-type="float">
            <text:p>39.58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3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1477" calcext:value-type="float">
            <text:p>81477</text:p>
          </table:table-cell>
          <table:table-cell office:value-type="float" office:value="81.477" calcext:value-type="float">
            <text:p>81.47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3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1690" calcext:value-type="float">
            <text:p>21690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32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1816" calcext:value-type="float">
            <text:p>31816</text:p>
          </table:table-cell>
          <table:table-cell office:value-type="float" office:value="31.816" calcext:value-type="float">
            <text:p>31.81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5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2061" calcext:value-type="float">
            <text:p>52061</text:p>
          </table:table-cell>
          <table:table-cell office:value-type="float" office:value="104.122" calcext:value-type="float">
            <text:p>104.12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5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3615" calcext:value-type="float">
            <text:p>13615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5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1839" calcext:value-type="float">
            <text:p>21839</text:p>
          </table:table-cell>
          <table:table-cell office:value-type="float" office:value="43.678" calcext:value-type="float">
            <text:p>43.67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83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67885" calcext:value-type="float">
            <text:p>67885</text:p>
          </table:table-cell>
          <table:table-cell office:value-type="float" office:value="135.77" calcext:value-type="float">
            <text:p>135.7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83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7578" calcext:value-type="float">
            <text:p>17578</text:p>
          </table:table-cell>
          <table:table-cell office:value-type="float" office:value="35.156" calcext:value-type="float">
            <text:p>35.15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283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0905" calcext:value-type="float">
            <text:p>30905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381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02473" calcext:value-type="float">
            <text:p>302473</text:p>
          </table:table-cell>
          <table:table-cell office:value-type="float" office:value="604.946" calcext:value-type="float">
            <text:p>604.94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381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81979" calcext:value-type="float">
            <text:p>81979</text:p>
          </table:table-cell>
          <table:table-cell office:value-type="float" office:value="163.958" calcext:value-type="float">
            <text:p>163.9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729d699ec466564b14a3f8eb407f5d25ed069398</text:p>
          </table:table-cell>
          <table:table-cell office:value-type="string" calcext:value-type="string">
            <text:p>20210504-01381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36380" calcext:value-type="float">
            <text:p>136380</text:p>
          </table:table-cell>
          <table:table-cell office:value-type="float" office:value="272.76" calcext:value-type="float">
            <text:p>272.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39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0209" calcext:value-type="float">
            <text:p>40209</text:p>
          </table:table-cell>
          <table:table-cell office:value-type="float" office:value="20.1045" calcext:value-type="float">
            <text:p>20.104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39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3312" calcext:value-type="float">
            <text:p>13312</text:p>
          </table:table-cell>
          <table:table-cell office:value-type="float" office:value="6.656" calcext:value-type="float">
            <text:p>6.6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3945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047" calcext:value-type="float">
            <text:p>9047</text:p>
          </table:table-cell>
          <table:table-cell office:value-type="float" office:value="4.5235" calcext:value-type="float">
            <text:p>4.523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2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9984" calcext:value-type="float">
            <text:p>59984</text:p>
          </table:table-cell>
          <table:table-cell office:value-type="float" office:value="29.992" calcext:value-type="float">
            <text:p>29.99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2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1807" calcext:value-type="float">
            <text:p>31807</text:p>
          </table:table-cell>
          <table:table-cell office:value-type="float" office:value="15.9035" calcext:value-type="float">
            <text:p>15.903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20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m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1794" calcext:value-type="float">
            <text:p>21794</text:p>
          </table:table-cell>
          <table:table-cell office:value-type="float" office:value="10.897" calcext:value-type="float">
            <text:p>10.89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5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1539" calcext:value-type="float">
            <text:p>91539</text:p>
          </table:table-cell>
          <table:table-cell office:value-type="float" office:value="91.539" calcext:value-type="float">
            <text:p>91.53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5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1198" calcext:value-type="float">
            <text:p>61198</text:p>
          </table:table-cell>
          <table:table-cell office:value-type="float" office:value="61.198" calcext:value-type="float">
            <text:p>61.1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45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4101" calcext:value-type="float">
            <text:p>44101</text:p>
          </table:table-cell>
          <table:table-cell office:value-type="float" office:value="44.101" calcext:value-type="float">
            <text:p>44.1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2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3561" calcext:value-type="float">
            <text:p>183561</text:p>
          </table:table-cell>
          <table:table-cell office:value-type="float" office:value="183.561" calcext:value-type="float">
            <text:p>183.56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2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0243" calcext:value-type="float">
            <text:p>120243</text:p>
          </table:table-cell>
          <table:table-cell office:value-type="float" office:value="120.243" calcext:value-type="float">
            <text:p>120.24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242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100m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87971" calcext:value-type="float">
            <text:p>87971</text:p>
          </table:table-cell>
          <table:table-cell office:value-type="float" office:value="87.971" calcext:value-type="float">
            <text:p>87.97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95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94131" calcext:value-type="float">
            <text:p>194131</text:p>
          </table:table-cell>
          <table:table-cell office:value-type="float" office:value="388.262" calcext:value-type="float">
            <text:p>388.2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95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19438" calcext:value-type="float">
            <text:p>119438</text:p>
          </table:table-cell>
          <table:table-cell office:value-type="float" office:value="238.876" calcext:value-type="float">
            <text:p>238.8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15953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0t-0a-200m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90576" calcext:value-type="float">
            <text:p>90576</text:p>
          </table:table-cell>
          <table:table-cell office:value-type="float" office:value="181.152" calcext:value-type="float">
            <text:p>181.1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1921" calcext:value-type="float">
            <text:p>91921</text:p>
          </table:table-cell>
          <table:table-cell office:value-type="float" office:value="91.921" calcext:value-type="float">
            <text:p>91.92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5072" calcext:value-type="float">
            <text:p>85072</text:p>
          </table:table-cell>
          <table:table-cell office:value-type="float" office:value="85.072" calcext:value-type="float">
            <text:p>85.0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5376" calcext:value-type="float">
            <text:p>105376</text:p>
          </table:table-cell>
          <table:table-cell office:value-type="float" office:value="105.376" calcext:value-type="float">
            <text:p>105.37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7027" calcext:value-type="float">
            <text:p>127027</text:p>
          </table:table-cell>
          <table:table-cell office:value-type="float" office:value="127.027" calcext:value-type="float">
            <text:p>127.02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48207" calcext:value-type="float">
            <text:p>148207</text:p>
          </table:table-cell>
          <table:table-cell office:value-type="float" office:value="148.207" calcext:value-type="float">
            <text:p>148.20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3078" calcext:value-type="float">
            <text:p>93078</text:p>
          </table:table-cell>
          <table:table-cell office:value-type="float" office:value="93.078" calcext:value-type="float">
            <text:p>93.0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83762" calcext:value-type="float">
            <text:p>83762</text:p>
          </table:table-cell>
          <table:table-cell office:value-type="float" office:value="83.762" calcext:value-type="float">
            <text:p>83.7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83722" calcext:value-type="float">
            <text:p>83722</text:p>
          </table:table-cell>
          <table:table-cell office:value-type="float" office:value="83.722" calcext:value-type="float">
            <text:p>83.7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83441" calcext:value-type="float">
            <text:p>83441</text:p>
          </table:table-cell>
          <table:table-cell office:value-type="float" office:value="83.441" calcext:value-type="float">
            <text:p>83.44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83614" calcext:value-type="float">
            <text:p>83614</text:p>
          </table:table-cell>
          <table:table-cell office:value-type="float" office:value="83.614" calcext:value-type="float">
            <text:p>83.6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2011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5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04107" calcext:value-type="float">
            <text:p>204107</text:p>
          </table:table-cell>
          <table:table-cell office:value-type="float" office:value="204.107" calcext:value-type="float">
            <text:p>204.10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8533" calcext:value-type="float">
            <text:p>48533</text:p>
          </table:table-cell>
          <table:table-cell office:value-type="float" office:value="97.066" calcext:value-type="float">
            <text:p>97.0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3459" calcext:value-type="float">
            <text:p>43459</text:p>
          </table:table-cell>
          <table:table-cell office:value-type="float" office:value="86.918" calcext:value-type="float">
            <text:p>86.91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3350" calcext:value-type="float">
            <text:p>53350</text:p>
          </table:table-cell>
          <table:table-cell office:value-type="float" office:value="106.7" calcext:value-type="float">
            <text:p>106.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4774" calcext:value-type="float">
            <text:p>64774</text:p>
          </table:table-cell>
          <table:table-cell office:value-type="float" office:value="129.548" calcext:value-type="float">
            <text:p>129.54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5461" calcext:value-type="float">
            <text:p>75461</text:p>
          </table:table-cell>
          <table:table-cell office:value-type="float" office:value="150.922" calcext:value-type="float">
            <text:p>150.9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8606" calcext:value-type="float">
            <text:p>88606</text:p>
          </table:table-cell>
          <table:table-cell office:value-type="float" office:value="177.212" calcext:value-type="float">
            <text:p>177.2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7783" calcext:value-type="float">
            <text:p>97783</text:p>
          </table:table-cell>
          <table:table-cell office:value-type="float" office:value="195.566" calcext:value-type="float">
            <text:p>195.5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10689" calcext:value-type="float">
            <text:p>110689</text:p>
          </table:table-cell>
          <table:table-cell office:value-type="float" office:value="221.378" calcext:value-type="float">
            <text:p>221.3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1896" calcext:value-type="float">
            <text:p>121896</text:p>
          </table:table-cell>
          <table:table-cell office:value-type="float" office:value="243.792" calcext:value-type="float">
            <text:p>243.79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4830" calcext:value-type="float">
            <text:p>134830</text:p>
          </table:table-cell>
          <table:table-cell office:value-type="float" office:value="269.66" calcext:value-type="float">
            <text:p>269.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9464" calcext:value-type="float">
            <text:p>69464</text:p>
          </table:table-cell>
          <table:table-cell office:value-type="float" office:value="138.928" calcext:value-type="float">
            <text:p>138.9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64648" calcext:value-type="float">
            <text:p>64648</text:p>
          </table:table-cell>
          <table:table-cell office:value-type="float" office:value="129.296" calcext:value-type="float">
            <text:p>129.2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64856" calcext:value-type="float">
            <text:p>64856</text:p>
          </table:table-cell>
          <table:table-cell office:value-type="float" office:value="129.712" calcext:value-type="float">
            <text:p>129.71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64540" calcext:value-type="float">
            <text:p>64540</text:p>
          </table:table-cell>
          <table:table-cell office:value-type="float" office:value="129.08" calcext:value-type="float">
            <text:p>129.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64803" calcext:value-type="float">
            <text:p>64803</text:p>
          </table:table-cell>
          <table:table-cell office:value-type="float" office:value="129.606" calcext:value-type="float">
            <text:p>129.6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64853" calcext:value-type="float">
            <text:p>64853</text:p>
          </table:table-cell>
          <table:table-cell office:value-type="float" office:value="129.706" calcext:value-type="float">
            <text:p>129.7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64761" calcext:value-type="float">
            <text:p>64761</text:p>
          </table:table-cell>
          <table:table-cell office:value-type="float" office:value="129.522" calcext:value-type="float">
            <text:p>129.5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64814" calcext:value-type="float">
            <text:p>64814</text:p>
          </table:table-cell>
          <table:table-cell office:value-type="float" office:value="129.628" calcext:value-type="float">
            <text:p>129.6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64657" calcext:value-type="float">
            <text:p>64657</text:p>
          </table:table-cell>
          <table:table-cell office:value-type="float" office:value="129.314" calcext:value-type="float">
            <text:p>129.3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64640" calcext:value-type="float">
            <text:p>64640</text:p>
          </table:table-cell>
          <table:table-cell office:value-type="float" office:value="129.28" calcext:value-type="float">
            <text:p>129.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249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38749" calcext:value-type="float">
            <text:p>238749</text:p>
          </table:table-cell>
          <table:table-cell office:value-type="float" office:value="477.498" calcext:value-type="float">
            <text:p>477.4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53450" calcext:value-type="float">
            <text:p>53450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48505" calcext:value-type="float">
            <text:p>48505</text:p>
          </table:table-cell>
          <table:table-cell office:value-type="float" office:value="97.01" calcext:value-type="float">
            <text:p>97.0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55395" calcext:value-type="float">
            <text:p>55395</text:p>
          </table:table-cell>
          <table:table-cell office:value-type="float" office:value="110.79" calcext:value-type="float">
            <text:p>110.7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65072" calcext:value-type="float">
            <text:p>65072</text:p>
          </table:table-cell>
          <table:table-cell office:value-type="float" office:value="130.144" calcext:value-type="float">
            <text:p>130.1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76623" calcext:value-type="float">
            <text:p>76623</text:p>
          </table:table-cell>
          <table:table-cell office:value-type="float" office:value="153.246" calcext:value-type="float">
            <text:p>153.2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88320" calcext:value-type="float">
            <text:p>88320</text:p>
          </table:table-cell>
          <table:table-cell office:value-type="float" office:value="176.64" calcext:value-type="float">
            <text:p>176.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99300" calcext:value-type="float">
            <text:p>99300</text:p>
          </table:table-cell>
          <table:table-cell office:value-type="float" office:value="198.6" calcext:value-type="float">
            <text:p>198.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110691" calcext:value-type="float">
            <text:p>110691</text:p>
          </table:table-cell>
          <table:table-cell office:value-type="float" office:value="221.382" calcext:value-type="float">
            <text:p>221.38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124181" calcext:value-type="float">
            <text:p>124181</text:p>
          </table:table-cell>
          <table:table-cell office:value-type="float" office:value="248.362" calcext:value-type="float">
            <text:p>248.3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135429" calcext:value-type="float">
            <text:p>135429</text:p>
          </table:table-cell>
          <table:table-cell office:value-type="float" office:value="270.858" calcext:value-type="float">
            <text:p>270.8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149852" calcext:value-type="float">
            <text:p>149852</text:p>
          </table:table-cell>
          <table:table-cell office:value-type="float" office:value="299.704" calcext:value-type="float">
            <text:p>299.7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164145" calcext:value-type="float">
            <text:p>164145</text:p>
          </table:table-cell>
          <table:table-cell office:value-type="float" office:value="328.29" calcext:value-type="float">
            <text:p>328.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177775" calcext:value-type="float">
            <text:p>177775</text:p>
          </table:table-cell>
          <table:table-cell office:value-type="float" office:value="355.55" calcext:value-type="float">
            <text:p>355.5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193498" calcext:value-type="float">
            <text:p>193498</text:p>
          </table:table-cell>
          <table:table-cell office:value-type="float" office:value="386.996" calcext:value-type="float">
            <text:p>386.9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209568" calcext:value-type="float">
            <text:p>209568</text:p>
          </table:table-cell>
          <table:table-cell office:value-type="float" office:value="419.136" calcext:value-type="float">
            <text:p>419.1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225390" calcext:value-type="float">
            <text:p>225390</text:p>
          </table:table-cell>
          <table:table-cell office:value-type="float" office:value="450.78" calcext:value-type="float">
            <text:p>450.7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243265" calcext:value-type="float">
            <text:p>243265</text:p>
          </table:table-cell>
          <table:table-cell office:value-type="float" office:value="486.53" calcext:value-type="float">
            <text:p>486.5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271967" calcext:value-type="float">
            <text:p>271967</text:p>
          </table:table-cell>
          <table:table-cell office:value-type="float" office:value="543.934" calcext:value-type="float">
            <text:p>543.9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292813" calcext:value-type="float">
            <text:p>292813</text:p>
          </table:table-cell>
          <table:table-cell office:value-type="float" office:value="585.626" calcext:value-type="float">
            <text:p>585.6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309004" calcext:value-type="float">
            <text:p>309004</text:p>
          </table:table-cell>
          <table:table-cell office:value-type="float" office:value="618.008" calcext:value-type="float">
            <text:p>618.00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1649" calcext:value-type="float">
            <text:p>121649</text:p>
          </table:table-cell>
          <table:table-cell office:value-type="float" office:value="243.298" calcext:value-type="float">
            <text:p>243.2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15852" calcext:value-type="float">
            <text:p>115852</text:p>
          </table:table-cell>
          <table:table-cell office:value-type="float" office:value="231.704" calcext:value-type="float">
            <text:p>231.70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15592" calcext:value-type="float">
            <text:p>115592</text:p>
          </table:table-cell>
          <table:table-cell office:value-type="float" office:value="231.184" calcext:value-type="float">
            <text:p>231.18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15149" calcext:value-type="float">
            <text:p>115149</text:p>
          </table:table-cell>
          <table:table-cell office:value-type="float" office:value="230.298" calcext:value-type="float">
            <text:p>230.2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14207" calcext:value-type="float">
            <text:p>114207</text:p>
          </table:table-cell>
          <table:table-cell office:value-type="float" office:value="228.414" calcext:value-type="float">
            <text:p>228.4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14586" calcext:value-type="float">
            <text:p>114586</text:p>
          </table:table-cell>
          <table:table-cell office:value-type="float" office:value="229.172" calcext:value-type="float">
            <text:p>229.17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15193" calcext:value-type="float">
            <text:p>115193</text:p>
          </table:table-cell>
          <table:table-cell office:value-type="float" office:value="230.386" calcext:value-type="float">
            <text:p>230.38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14023" calcext:value-type="float">
            <text:p>114023</text:p>
          </table:table-cell>
          <table:table-cell office:value-type="float" office:value="228.046" calcext:value-type="float">
            <text:p>228.0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14667" calcext:value-type="float">
            <text:p>114667</text:p>
          </table:table-cell>
          <table:table-cell office:value-type="float" office:value="229.334" calcext:value-type="float">
            <text:p>229.3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14817" calcext:value-type="float">
            <text:p>114817</text:p>
          </table:table-cell>
          <table:table-cell office:value-type="float" office:value="229.634" calcext:value-type="float">
            <text:p>229.63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114711" calcext:value-type="float">
            <text:p>114711</text:p>
          </table:table-cell>
          <table:table-cell office:value-type="float" office:value="229.422" calcext:value-type="float">
            <text:p>229.4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114322" calcext:value-type="float">
            <text:p>114322</text:p>
          </table:table-cell>
          <table:table-cell office:value-type="float" office:value="228.644" calcext:value-type="float">
            <text:p>228.6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115253" calcext:value-type="float">
            <text:p>115253</text:p>
          </table:table-cell>
          <table:table-cell office:value-type="float" office:value="230.506" calcext:value-type="float">
            <text:p>230.5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114523" calcext:value-type="float">
            <text:p>114523</text:p>
          </table:table-cell>
          <table:table-cell office:value-type="float" office:value="229.046" calcext:value-type="float">
            <text:p>229.0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114232" calcext:value-type="float">
            <text:p>114232</text:p>
          </table:table-cell>
          <table:table-cell office:value-type="float" office:value="228.464" calcext:value-type="float">
            <text:p>228.4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114929" calcext:value-type="float">
            <text:p>114929</text:p>
          </table:table-cell>
          <table:table-cell office:value-type="float" office:value="229.858" calcext:value-type="float">
            <text:p>229.8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114810" calcext:value-type="float">
            <text:p>114810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115107" calcext:value-type="float">
            <text:p>115107</text:p>
          </table:table-cell>
          <table:table-cell office:value-type="float" office:value="230.214" calcext:value-type="float">
            <text:p>230.2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114134" calcext:value-type="float">
            <text:p>114134</text:p>
          </table:table-cell>
          <table:table-cell office:value-type="float" office:value="228.268" calcext:value-type="float">
            <text:p>228.26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114899" calcext:value-type="float">
            <text:p>114899</text:p>
          </table:table-cell>
          <table:table-cell office:value-type="float" office:value="229.798" calcext:value-type="float">
            <text:p>229.79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258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20s-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763928" calcext:value-type="float">
            <text:p>763928</text:p>
          </table:table-cell>
          <table:table-cell office:value-type="float" office:value="1527.856" calcext:value-type="float">
            <text:p>1527.85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7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0036" calcext:value-type="float">
            <text:p>140036</text:p>
          </table:table-cell>
          <table:table-cell office:value-type="float" office:value="140.036" calcext:value-type="float">
            <text:p>140.0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7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3888" calcext:value-type="float">
            <text:p>63888</text:p>
          </table:table-cell>
          <table:table-cell office:value-type="float" office:value="63.888" calcext:value-type="float">
            <text:p>63.8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373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8669" calcext:value-type="float">
            <text:p>48669</text:p>
          </table:table-cell>
          <table:table-cell office:value-type="float" office:value="48.669" calcext:value-type="float">
            <text:p>48.66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0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0013" calcext:value-type="float">
            <text:p>100013</text:p>
          </table:table-cell>
          <table:table-cell office:value-type="float" office:value="200.026" calcext:value-type="float">
            <text:p>200.02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0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3351" calcext:value-type="float">
            <text:p>33351</text:p>
          </table:table-cell>
          <table:table-cell office:value-type="float" office:value="66.702" calcext:value-type="float">
            <text:p>66.70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04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1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27707" calcext:value-type="float">
            <text:p>27707</text:p>
          </table:table-cell>
          <table:table-cell office:value-type="float" office:value="55.414" calcext:value-type="float">
            <text:p>55.41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4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3583" calcext:value-type="float">
            <text:p>153583</text:p>
          </table:table-cell>
          <table:table-cell office:value-type="float" office:value="307.166" calcext:value-type="float">
            <text:p>307.16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4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6753" calcext:value-type="float">
            <text:p>36753</text:p>
          </table:table-cell>
          <table:table-cell office:value-type="float" office:value="73.506" calcext:value-type="float">
            <text:p>73.5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445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20t-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1635" calcext:value-type="float">
            <text:p>31635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0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5144" calcext:value-type="float">
            <text:p>155144</text:p>
          </table:table-cell>
          <table:table-cell office:value-type="float" office:value="155.144" calcext:value-type="float">
            <text:p>155.14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0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5665" calcext:value-type="float">
            <text:p>65665</text:p>
          </table:table-cell>
          <table:table-cell office:value-type="float" office:value="65.665" calcext:value-type="float">
            <text:p>65.66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029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5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58922" calcext:value-type="float">
            <text:p>58922</text:p>
          </table:table-cell>
          <table:table-cell office:value-type="float" office:value="58.922" calcext:value-type="float">
            <text:p>58.92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4279" calcext:value-type="float">
            <text:p>94279</text:p>
          </table:table-cell>
          <table:table-cell office:value-type="float" office:value="188.558" calcext:value-type="float">
            <text:p>188.5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36223" calcext:value-type="float">
            <text:p>36223</text:p>
          </table:table-cell>
          <table:table-cell office:value-type="float" office:value="72.446" calcext:value-type="float">
            <text:p>72.44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410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34975" calcext:value-type="float">
            <text:p>34975</text:p>
          </table:table-cell>
          <table:table-cell office:value-type="float" office:value="69.95" calcext:value-type="float">
            <text:p>69.9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8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20353" calcext:value-type="float">
            <text:p>120353</text:p>
          </table:table-cell>
          <table:table-cell office:value-type="float" office:value="240.706" calcext:value-type="float">
            <text:p>240.70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8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43216" calcext:value-type="float">
            <text:p>43216</text:p>
          </table:table-cell>
          <table:table-cell office:value-type="float" office:value="86.432" calcext:value-type="float">
            <text:p>86.43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45834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2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45248" calcext:value-type="float">
            <text:p>45248</text:p>
          </table:table-cell>
          <table:table-cell office:value-type="float" office:value="90.496" calcext:value-type="float">
            <text:p>90.49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5111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422694" calcext:value-type="float">
            <text:p>422694</text:p>
          </table:table-cell>
          <table:table-cell office:value-type="float" office:value="845.388" calcext:value-type="float">
            <text:p>845.38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5111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2395" calcext:value-type="float">
            <text:p>122395</text:p>
          </table:table-cell>
          <table:table-cell office:value-type="float" office:value="244.79" calcext:value-type="float">
            <text:p>244.7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73c184b8ccce7f46097380e2e1105ecc3be67b0d</text:p>
          </table:table-cell>
          <table:table-cell office:value-type="string" calcext:value-type="string">
            <text:p>20210504-051117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1s-5t-100a-50m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ystemPerformance</text:p>
          </table:table-cell>
          <table:table-cell office:value-type="string" calcext:value-type="string">
            <text:p>task-recomputation</text:p>
          </table:table-cell>
          <table:table-cell office:value-type="float" office:value="161708" calcext:value-type="float">
            <text:p>161708</text:p>
          </table:table-cell>
          <table:table-cell office:value-type="float" office:value="323.416" calcext:value-type="float">
            <text:p>323.416</text:p>
          </table:table-cell>
        </table:table-row>
      </table:table>
      <table:table table:name="Selected data" table:style-name="ta1">
        <table:table-column table:style-name="co5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PerAccount-4.2</text:p>
          </table:table-cell>
          <table:table-cell office:value-type="string" calcext:value-type="string">
            <text:p>timePerAccount-4.4</text:p>
          </table:table-cell>
        </table:table-row>
        <table:table-row table:style-name="ro1">
          <table:table-cell office:value-type="string" calcext:value-type="string">
            <text:p>1s-0t-0a-1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.1045" calcext:value-type="float">
            <text:p>20.1045</text:p>
          </table:table-cell>
          <table:table-cell office:value-type="float" office:value="19.3465" calcext:value-type="float">
            <text:p>19.3465</text:p>
          </table:table-cell>
        </table:table-row>
        <table:table-row table:style-name="ro1">
          <table:table-cell office:value-type="string" calcext:value-type="string">
            <text:p>1s-0t-0a-1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.656" calcext:value-type="float">
            <text:p>6.656</text:p>
          </table:table-cell>
          <table:table-cell office:value-type="float" office:value="5.078" calcext:value-type="float">
            <text:p>5.078</text:p>
          </table:table-cell>
        </table:table-row>
        <table:table-row table:style-name="ro1">
          <table:table-cell office:value-type="string" calcext:value-type="string">
            <text:p>1s-0t-0a-1m</text:p>
          </table:table-cell>
          <table:table-cell office:value-type="string" calcext:value-type="string">
            <text:p>task-recomputation</text:p>
          </table:table-cell>
          <table:table-cell office:value-type="float" office:value="4.5235" calcext:value-type="float">
            <text:p>4.5235</text:p>
          </table:table-cell>
          <table:table-cell office:value-type="float" office:value="4.522" calcext:value-type="float">
            <text:p>4.522</text:p>
          </table:table-cell>
        </table:table-row>
        <table:table-row table:style-name="ro1">
          <table:table-cell office:value-type="string" calcext:value-type="string">
            <text:p>1s-0t-0a-1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9.992" calcext:value-type="float">
            <text:p>29.992</text:p>
          </table:table-cell>
          <table:table-cell office:value-type="float" office:value="21.1455" calcext:value-type="float">
            <text:p>21.1455</text:p>
          </table:table-cell>
        </table:table-row>
        <table:table-row table:style-name="ro1">
          <table:table-cell office:value-type="string" calcext:value-type="string">
            <text:p>1s-0t-0a-1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5.9035" calcext:value-type="float">
            <text:p>15.9035</text:p>
          </table:table-cell>
          <table:table-cell office:value-type="float" office:value="6.329" calcext:value-type="float">
            <text:p>6.329</text:p>
          </table:table-cell>
        </table:table-row>
        <table:table-row table:style-name="ro1">
          <table:table-cell office:value-type="string" calcext:value-type="string">
            <text:p>1s-0t-0a-10m</text:p>
          </table:table-cell>
          <table:table-cell office:value-type="string" calcext:value-type="string">
            <text:p>task-recomputation</text:p>
          </table:table-cell>
          <table:table-cell office:value-type="float" office:value="10.897" calcext:value-type="float">
            <text:p>10.897</text:p>
          </table:table-cell>
          <table:table-cell office:value-type="float" office:value="6.0975" calcext:value-type="float">
            <text:p>6.0975</text:p>
          </table:table-cell>
        </table:table-row>
        <table:table-row table:style-name="ro1">
          <table:table-cell office:value-type="string" calcext:value-type="string">
            <text:p>1s-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1.539" calcext:value-type="float">
            <text:p>91.539</text:p>
          </table:table-cell>
          <table:table-cell office:value-type="float" office:value="42.956" calcext:value-type="float">
            <text:p>42.956</text:p>
          </table:table-cell>
        </table:table-row>
        <table:table-row table:style-name="ro1">
          <table:table-cell office:value-type="string" calcext:value-type="string">
            <text:p>1s-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1.198" calcext:value-type="float">
            <text:p>61.198</text:p>
          </table:table-cell>
          <table:table-cell office:value-type="float" office:value="15.795" calcext:value-type="float">
            <text:p>15.795</text:p>
          </table:table-cell>
        </table:table-row>
        <table:table-row table:style-name="ro1">
          <table:table-cell office:value-type="string" calcext:value-type="string">
            <text:p>1s-0t-0a-50m</text:p>
          </table:table-cell>
          <table:table-cell office:value-type="string" calcext:value-type="string">
            <text:p>task-recomputation</text:p>
          </table:table-cell>
          <table:table-cell office:value-type="float" office:value="44.101" calcext:value-type="float">
            <text:p>44.101</text:p>
          </table:table-cell>
          <table:table-cell office:value-type="float" office:value="15.886" calcext:value-type="float">
            <text:p>15.886</text:p>
          </table:table-cell>
        </table:table-row>
        <table:table-row table:style-name="ro1">
          <table:table-cell office:value-type="string" calcext:value-type="string">
            <text:p>1s-0t-0a-10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3.561" calcext:value-type="float">
            <text:p>183.561</text:p>
          </table:table-cell>
          <table:table-cell office:value-type="float" office:value="73.355" calcext:value-type="float">
            <text:p>73.355</text:p>
          </table:table-cell>
        </table:table-row>
        <table:table-row table:style-name="ro1">
          <table:table-cell office:value-type="string" calcext:value-type="string">
            <text:p>1s-0t-0a-10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20.243" calcext:value-type="float">
            <text:p>120.243</text:p>
          </table:table-cell>
          <table:table-cell office:value-type="float" office:value="29.568" calcext:value-type="float">
            <text:p>29.568</text:p>
          </table:table-cell>
        </table:table-row>
        <table:table-row table:style-name="ro1">
          <table:table-cell office:value-type="string" calcext:value-type="string">
            <text:p>1s-0t-0a-100m</text:p>
          </table:table-cell>
          <table:table-cell office:value-type="string" calcext:value-type="string">
            <text:p>task-recomputation</text:p>
          </table:table-cell>
          <table:table-cell office:value-type="float" office:value="87.971" calcext:value-type="float">
            <text:p>87.971</text:p>
          </table:table-cell>
          <table:table-cell office:value-type="float" office:value="29.986" calcext:value-type="float">
            <text:p>29.986</text:p>
          </table:table-cell>
        </table:table-row>
        <table:table-row table:style-name="ro1">
          <table:table-cell office:value-type="string" calcext:value-type="string">
            <text:p>1s-0t-0a-20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88.262" calcext:value-type="float">
            <text:p>388.262</text:p>
          </table:table-cell>
          <table:table-cell office:value-type="float" office:value="207.154" calcext:value-type="float">
            <text:p>207.154</text:p>
          </table:table-cell>
        </table:table-row>
        <table:table-row table:style-name="ro1">
          <table:table-cell office:value-type="string" calcext:value-type="string">
            <text:p>1s-0t-0a-20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38.876" calcext:value-type="float">
            <text:p>238.876</text:p>
          </table:table-cell>
          <table:table-cell office:value-type="float" office:value="71.286" calcext:value-type="float">
            <text:p>71.286</text:p>
          </table:table-cell>
        </table:table-row>
        <table:table-row table:style-name="ro1">
          <table:table-cell office:value-type="string" calcext:value-type="string">
            <text:p>1s-0t-0a-200m</text:p>
          </table:table-cell>
          <table:table-cell office:value-type="string" calcext:value-type="string">
            <text:p>task-recomputation</text:p>
          </table:table-cell>
          <table:table-cell office:value-type="float" office:value="181.152" calcext:value-type="float">
            <text:p>181.152</text:p>
          </table:table-cell>
          <table:table-cell office:value-type="float" office:value="75.306" calcext:value-type="float">
            <text:p>75.306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1.921" calcext:value-type="float">
            <text:p>91.921</text:p>
          </table:table-cell>
          <table:table-cell office:value-type="float" office:value="42.212" calcext:value-type="float">
            <text:p>42.212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5.072" calcext:value-type="float">
            <text:p>85.072</text:p>
          </table:table-cell>
          <table:table-cell office:value-type="float" office:value="29.253" calcext:value-type="float">
            <text:p>29.253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5.376" calcext:value-type="float">
            <text:p>105.376</text:p>
          </table:table-cell>
          <table:table-cell office:value-type="float" office:value="33.592" calcext:value-type="float">
            <text:p>33.592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7.027" calcext:value-type="float">
            <text:p>127.027</text:p>
          </table:table-cell>
          <table:table-cell office:value-type="float" office:value="39.932" calcext:value-type="float">
            <text:p>39.932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48.207" calcext:value-type="float">
            <text:p>148.207</text:p>
          </table:table-cell>
          <table:table-cell office:value-type="float" office:value="46.766" calcext:value-type="float">
            <text:p>46.766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93.078" calcext:value-type="float">
            <text:p>93.078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83.762" calcext:value-type="float">
            <text:p>83.762</text:p>
          </table:table-cell>
          <table:table-cell office:value-type="float" office:value="17.263" calcext:value-type="float">
            <text:p>17.263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83.722" calcext:value-type="float">
            <text:p>83.722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83.441" calcext:value-type="float">
            <text:p>83.441</text:p>
          </table:table-cell>
          <table:table-cell office:value-type="float" office:value="16.821" calcext:value-type="float">
            <text:p>16.821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83.614" calcext:value-type="float">
            <text:p>83.614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string" calcext:value-type="string">
            <text:p>5s-0t-0a-50m</text:p>
          </table:table-cell>
          <table:table-cell office:value-type="string" calcext:value-type="string">
            <text:p>task-recomputation</text:p>
          </table:table-cell>
          <table:table-cell office:value-type="float" office:value="204.107" calcext:value-type="float">
            <text:p>204.107</text:p>
          </table:table-cell>
          <table:table-cell office:value-type="float" office:value="67.679" calcext:value-type="float">
            <text:p>67.679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97.066" calcext:value-type="float">
            <text:p>97.066</text:p>
          </table:table-cell>
          <table:table-cell office:value-type="float" office:value="52.624" calcext:value-type="float">
            <text:p>52.624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86.918" calcext:value-type="float">
            <text:p>86.918</text:p>
          </table:table-cell>
          <table:table-cell office:value-type="float" office:value="37.046" calcext:value-type="float">
            <text:p>37.04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06.7" calcext:value-type="float">
            <text:p>106.7</text:p>
          </table:table-cell>
          <table:table-cell office:value-type="float" office:value="35.514" calcext:value-type="float">
            <text:p>35.514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29.548" calcext:value-type="float">
            <text:p>129.548</text:p>
          </table:table-cell>
          <table:table-cell office:value-type="float" office:value="41.044" calcext:value-type="float">
            <text:p>41.044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50.922" calcext:value-type="float">
            <text:p>150.922</text:p>
          </table:table-cell>
          <table:table-cell office:value-type="float" office:value="48.516" calcext:value-type="float">
            <text:p>48.51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177.212" calcext:value-type="float">
            <text:p>177.212</text:p>
          </table:table-cell>
          <table:table-cell office:value-type="float" office:value="55.866" calcext:value-type="float">
            <text:p>55.86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195.566" calcext:value-type="float">
            <text:p>195.566</text:p>
          </table:table-cell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221.378" calcext:value-type="float">
            <text:p>221.378</text:p>
          </table:table-cell>
          <table:table-cell office:value-type="float" office:value="71.586" calcext:value-type="float">
            <text:p>71.58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243.792" calcext:value-type="float">
            <text:p>243.792</text:p>
          </table:table-cell>
          <table:table-cell office:value-type="float" office:value="80.762" calcext:value-type="float">
            <text:p>80.762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269.66" calcext:value-type="float">
            <text:p>269.66</text:p>
          </table:table-cell>
          <table:table-cell office:value-type="float" office:value="87.29" calcext:value-type="float">
            <text:p>87.29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138.928" calcext:value-type="float">
            <text:p>138.928</text:p>
          </table:table-cell>
          <table:table-cell office:value-type="float" office:value="33.798" calcext:value-type="float">
            <text:p>33.798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129.296" calcext:value-type="float">
            <text:p>129.296</text:p>
          </table:table-cell>
          <table:table-cell office:value-type="float" office:value="28.792" calcext:value-type="float">
            <text:p>28.792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129.712" calcext:value-type="float">
            <text:p>129.712</text:p>
          </table:table-cell>
          <table:table-cell office:value-type="float" office:value="29.108" calcext:value-type="float">
            <text:p>29.108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129.08" calcext:value-type="float">
            <text:p>129.08</text:p>
          </table:table-cell>
          <table:table-cell office:value-type="float" office:value="29.052" calcext:value-type="float">
            <text:p>29.052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129.606" calcext:value-type="float">
            <text:p>129.606</text:p>
          </table:table-cell>
          <table:table-cell office:value-type="float" office:value="28.746" calcext:value-type="float">
            <text:p>28.74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28.994" calcext:value-type="float">
            <text:p>28.994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129.522" calcext:value-type="float">
            <text:p>129.522</text:p>
          </table:table-cell>
          <table:table-cell office:value-type="float" office:value="28.308" calcext:value-type="float">
            <text:p>28.308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129.628" calcext:value-type="float">
            <text:p>129.628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129.314" calcext:value-type="float">
            <text:p>129.314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129.28" calcext:value-type="float">
            <text:p>129.28</text:p>
          </table:table-cell>
          <table:table-cell office:value-type="float" office:value="28.224" calcext:value-type="float">
            <text:p>28.224</text:p>
          </table:table-cell>
        </table:table-row>
        <table:table-row table:style-name="ro1">
          <table:table-cell office:value-type="string" calcext:value-type="string">
            <text:p>10s-0t-0a-50m</text:p>
          </table:table-cell>
          <table:table-cell office:value-type="string" calcext:value-type="string">
            <text:p>task-recomputation</text:p>
          </table:table-cell>
          <table:table-cell office:value-type="float" office:value="477.498" calcext:value-type="float">
            <text:p>477.498</text:p>
          </table:table-cell>
          <table:table-cell office:value-type="float" office:value="207.792" calcext:value-type="float">
            <text:p>207.79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06.9" calcext:value-type="float">
            <text:p>106.9</text:p>
          </table:table-cell>
          <table:table-cell office:value-type="float" office:value="54.892" calcext:value-type="float">
            <text:p>54.89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1</text:p>
          </table:table-cell>
          <table:table-cell office:value-type="float" office:value="97.01" calcext:value-type="float">
            <text:p>97.01</text:p>
          </table:table-cell>
          <table:table-cell office:value-type="float" office:value="40.34" calcext:value-type="float">
            <text:p>40.3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2</text:p>
          </table:table-cell>
          <table:table-cell office:value-type="float" office:value="110.79" calcext:value-type="float">
            <text:p>110.79</text:p>
          </table:table-cell>
          <table:table-cell office:value-type="float" office:value="35.496" calcext:value-type="float">
            <text:p>35.49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3</text:p>
          </table:table-cell>
          <table:table-cell office:value-type="float" office:value="130.144" calcext:value-type="float">
            <text:p>130.144</text:p>
          </table:table-cell>
          <table:table-cell office:value-type="float" office:value="38.962" calcext:value-type="float">
            <text:p>38.96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4</text:p>
          </table:table-cell>
          <table:table-cell office:value-type="float" office:value="153.246" calcext:value-type="float">
            <text:p>153.246</text:p>
          </table:table-cell>
          <table:table-cell office:value-type="float" office:value="45.914" calcext:value-type="float">
            <text:p>45.91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5</text:p>
          </table:table-cell>
          <table:table-cell office:value-type="float" office:value="176.64" calcext:value-type="float">
            <text:p>176.64</text:p>
          </table:table-cell>
          <table:table-cell office:value-type="float" office:value="53.682" calcext:value-type="float">
            <text:p>53.68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6</text:p>
          </table:table-cell>
          <table:table-cell office:value-type="float" office:value="198.6" calcext:value-type="float">
            <text:p>198.6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7</text:p>
          </table:table-cell>
          <table:table-cell office:value-type="float" office:value="221.382" calcext:value-type="float">
            <text:p>221.382</text:p>
          </table:table-cell>
          <table:table-cell office:value-type="float" office:value="69.434" calcext:value-type="float">
            <text:p>69.43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8</text:p>
          </table:table-cell>
          <table:table-cell office:value-type="float" office:value="248.362" calcext:value-type="float">
            <text:p>248.362</text:p>
          </table:table-cell>
          <table:table-cell office:value-type="float" office:value="78.43" calcext:value-type="float">
            <text:p>78.43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09</text:p>
          </table:table-cell>
          <table:table-cell office:value-type="float" office:value="270.858" calcext:value-type="float">
            <text:p>270.858</text:p>
          </table:table-cell>
          <table:table-cell office:value-type="float" office:value="87.086" calcext:value-type="float">
            <text:p>87.08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0</text:p>
          </table:table-cell>
          <table:table-cell office:value-type="float" office:value="299.704" calcext:value-type="float">
            <text:p>299.704</text:p>
          </table:table-cell>
          <table:table-cell office:value-type="float" office:value="100.37" calcext:value-type="float">
            <text:p>100.37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1</text:p>
          </table:table-cell>
          <table:table-cell office:value-type="float" office:value="328.29" calcext:value-type="float">
            <text:p>328.29</text:p>
          </table:table-cell>
          <table:table-cell office:value-type="float" office:value="110.242" calcext:value-type="float">
            <text:p>110.24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2</text:p>
          </table:table-cell>
          <table:table-cell office:value-type="float" office:value="355.55" calcext:value-type="float">
            <text:p>355.55</text:p>
          </table:table-cell>
          <table:table-cell office:value-type="float" office:value="130.736" calcext:value-type="float">
            <text:p>130.73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3</text:p>
          </table:table-cell>
          <table:table-cell office:value-type="float" office:value="386.996" calcext:value-type="float">
            <text:p>386.996</text:p>
          </table:table-cell>
          <table:table-cell office:value-type="float" office:value="165.816" calcext:value-type="float">
            <text:p>165.81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4</text:p>
          </table:table-cell>
          <table:table-cell office:value-type="float" office:value="419.136" calcext:value-type="float">
            <text:p>419.136</text:p>
          </table:table-cell>
          <table:table-cell office:value-type="float" office:value="182.168" calcext:value-type="float">
            <text:p>182.16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5</text:p>
          </table:table-cell>
          <table:table-cell office:value-type="float" office:value="450.78" calcext:value-type="float">
            <text:p>450.78</text:p>
          </table:table-cell>
          <table:table-cell office:value-type="float" office:value="203.286" calcext:value-type="float">
            <text:p>203.28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6</text:p>
          </table:table-cell>
          <table:table-cell office:value-type="float" office:value="486.53" calcext:value-type="float">
            <text:p>486.53</text:p>
          </table:table-cell>
          <table:table-cell office:value-type="float" office:value="219.388" calcext:value-type="float">
            <text:p>219.38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7</text:p>
          </table:table-cell>
          <table:table-cell office:value-type="float" office:value="543.934" calcext:value-type="float">
            <text:p>543.934</text:p>
          </table:table-cell>
          <table:table-cell office:value-type="float" office:value="236.582" calcext:value-type="float">
            <text:p>236.58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8</text:p>
          </table:table-cell>
          <table:table-cell office:value-type="float" office:value="585.626" calcext:value-type="float">
            <text:p>585.626</text:p>
          </table:table-cell>
          <table:table-cell office:value-type="float" office:value="256.356" calcext:value-type="float">
            <text:p>256.35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initial-run-of-task-import-019</text:p>
          </table:table-cell>
          <table:table-cell office:value-type="float" office:value="618.008" calcext:value-type="float">
            <text:p>618.008</text:p>
          </table:table-cell>
          <table:table-cell office:value-type="float" office:value="275.332" calcext:value-type="float">
            <text:p>275.33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43.298" calcext:value-type="float">
            <text:p>243.298</text:p>
          </table:table-cell>
          <table:table-cell office:value-type="float" office:value="71.812" calcext:value-type="float">
            <text:p>71.81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1</text:p>
          </table:table-cell>
          <table:table-cell office:value-type="float" office:value="231.704" calcext:value-type="float">
            <text:p>231.704</text:p>
          </table:table-cell>
          <table:table-cell office:value-type="float" office:value="65.164" calcext:value-type="float">
            <text:p>65.16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2</text:p>
          </table:table-cell>
          <table:table-cell office:value-type="float" office:value="231.184" calcext:value-type="float">
            <text:p>231.184</text:p>
          </table:table-cell>
          <table:table-cell office:value-type="float" office:value="62.734" calcext:value-type="float">
            <text:p>62.73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3</text:p>
          </table:table-cell>
          <table:table-cell office:value-type="float" office:value="230.298" calcext:value-type="float">
            <text:p>230.298</text:p>
          </table:table-cell>
          <table:table-cell office:value-type="float" office:value="60.608" calcext:value-type="float">
            <text:p>60.60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4</text:p>
          </table:table-cell>
          <table:table-cell office:value-type="float" office:value="228.414" calcext:value-type="float">
            <text:p>228.414</text:p>
          </table:table-cell>
          <table:table-cell office:value-type="float" office:value="62.422" calcext:value-type="float">
            <text:p>62.42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5</text:p>
          </table:table-cell>
          <table:table-cell office:value-type="float" office:value="229.172" calcext:value-type="float">
            <text:p>229.172</text:p>
          </table:table-cell>
          <table:table-cell office:value-type="float" office:value="60.906" calcext:value-type="float">
            <text:p>60.90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6</text:p>
          </table:table-cell>
          <table:table-cell office:value-type="float" office:value="230.386" calcext:value-type="float">
            <text:p>230.386</text:p>
          </table:table-cell>
          <table:table-cell office:value-type="float" office:value="61.974" calcext:value-type="float">
            <text:p>61.97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7</text:p>
          </table:table-cell>
          <table:table-cell office:value-type="float" office:value="228.046" calcext:value-type="float">
            <text:p>228.046</text:p>
          </table:table-cell>
          <table:table-cell office:value-type="float" office:value="61.096" calcext:value-type="float">
            <text:p>61.09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8</text:p>
          </table:table-cell>
          <table:table-cell office:value-type="float" office:value="229.334" calcext:value-type="float">
            <text:p>229.334</text:p>
          </table:table-cell>
          <table:table-cell office:value-type="float" office:value="62.298" calcext:value-type="float">
            <text:p>62.29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09</text:p>
          </table:table-cell>
          <table:table-cell office:value-type="float" office:value="229.634" calcext:value-type="float">
            <text:p>229.634</text:p>
          </table:table-cell>
          <table:table-cell office:value-type="float" office:value="60.858" calcext:value-type="float">
            <text:p>60.85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0</text:p>
          </table:table-cell>
          <table:table-cell office:value-type="float" office:value="229.422" calcext:value-type="float">
            <text:p>229.422</text:p>
          </table:table-cell>
          <table:table-cell office:value-type="float" office:value="62.188" calcext:value-type="float">
            <text:p>62.18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1</text:p>
          </table:table-cell>
          <table:table-cell office:value-type="float" office:value="228.644" calcext:value-type="float">
            <text:p>228.644</text:p>
          </table:table-cell>
          <table:table-cell office:value-type="float" office:value="60.898" calcext:value-type="float">
            <text:p>60.89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2</text:p>
          </table:table-cell>
          <table:table-cell office:value-type="float" office:value="230.506" calcext:value-type="float">
            <text:p>230.506</text:p>
          </table:table-cell>
          <table:table-cell office:value-type="float" office:value="61.782" calcext:value-type="float">
            <text:p>61.78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3</text:p>
          </table:table-cell>
          <table:table-cell office:value-type="float" office:value="229.046" calcext:value-type="float">
            <text:p>229.046</text:p>
          </table:table-cell>
          <table:table-cell office:value-type="float" office:value="61.456" calcext:value-type="float">
            <text:p>61.45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4</text:p>
          </table:table-cell>
          <table:table-cell office:value-type="float" office:value="228.464" calcext:value-type="float">
            <text:p>228.464</text:p>
          </table:table-cell>
          <table:table-cell office:value-type="float" office:value="61.882" calcext:value-type="float">
            <text:p>61.88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5</text:p>
          </table:table-cell>
          <table:table-cell office:value-type="float" office:value="229.858" calcext:value-type="float">
            <text:p>229.858</text:p>
          </table:table-cell>
          <table:table-cell office:value-type="float" office:value="61.286" calcext:value-type="float">
            <text:p>61.286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6</text:p>
          </table:table-cell>
          <table:table-cell office:value-type="float" office:value="229.62" calcext:value-type="float">
            <text:p>229.62</text:p>
          </table:table-cell>
          <table:table-cell office:value-type="float" office:value="61.688" calcext:value-type="float">
            <text:p>61.688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7</text:p>
          </table:table-cell>
          <table:table-cell office:value-type="float" office:value="230.214" calcext:value-type="float">
            <text:p>230.214</text:p>
          </table:table-cell>
          <table:table-cell office:value-type="float" office:value="61.42" calcext:value-type="float">
            <text:p>61.42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8</text:p>
          </table:table-cell>
          <table:table-cell office:value-type="float" office:value="228.268" calcext:value-type="float">
            <text:p>228.268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no-op-run-1-of-task-import-019</text:p>
          </table:table-cell>
          <table:table-cell office:value-type="float" office:value="229.798" calcext:value-type="float">
            <text:p>229.798</text:p>
          </table:table-cell>
          <table:table-cell office:value-type="float" office:value="62.194" calcext:value-type="float">
            <text:p>62.194</text:p>
          </table:table-cell>
        </table:table-row>
        <table:table-row table:style-name="ro1">
          <table:table-cell office:value-type="string" calcext:value-type="string">
            <text:p>20s-0t-0a-50m</text:p>
          </table:table-cell>
          <table:table-cell office:value-type="string" calcext:value-type="string">
            <text:p>task-recomputation</text:p>
          </table:table-cell>
          <table:table-cell office:value-type="float" office:value="1527.856" calcext:value-type="float">
            <text:p>1527.856</text:p>
          </table:table-cell>
          <table:table-cell office:value-type="float" office:value="1099.274" calcext:value-type="float">
            <text:p>1099.274</text:p>
          </table:table-cell>
        </table:table-row>
        <table:table-row table:style-name="ro1">
          <table:table-cell office:value-type="string" calcext:value-type="string">
            <text:p>1s-5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40.036" calcext:value-type="float">
            <text:p>140.036</text:p>
          </table:table-cell>
          <table:table-cell office:value-type="float" office:value="70.803" calcext:value-type="float">
            <text:p>70.803</text:p>
          </table:table-cell>
        </table:table-row>
        <table:table-row table:style-name="ro1">
          <table:table-cell office:value-type="string" calcext:value-type="string">
            <text:p>1s-5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3.888" calcext:value-type="float">
            <text:p>63.888</text:p>
          </table:table-cell>
          <table:table-cell office:value-type="float" office:value="17.781" calcext:value-type="float">
            <text:p>17.781</text:p>
          </table:table-cell>
        </table:table-row>
        <table:table-row table:style-name="ro1">
          <table:table-cell office:value-type="string" calcext:value-type="string">
            <text:p>1s-5t-0a-50m</text:p>
          </table:table-cell>
          <table:table-cell office:value-type="string" calcext:value-type="string">
            <text:p>task-recomputation</text:p>
          </table:table-cell>
          <table:table-cell office:value-type="float" office:value="48.669" calcext:value-type="float">
            <text:p>48.669</text:p>
          </table:table-cell>
          <table:table-cell office:value-type="float" office:value="22.788" calcext:value-type="float">
            <text:p>22.788</text:p>
          </table:table-cell>
        </table:table-row>
        <table:table-row table:style-name="ro1">
          <table:table-cell office:value-type="string" calcext:value-type="string">
            <text:p>1s-1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00.026" calcext:value-type="float">
            <text:p>200.026</text:p>
          </table:table-cell>
          <table:table-cell office:value-type="float" office:value="110.686" calcext:value-type="float">
            <text:p>110.686</text:p>
          </table:table-cell>
        </table:table-row>
        <table:table-row table:style-name="ro1">
          <table:table-cell office:value-type="string" calcext:value-type="string">
            <text:p>1s-1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6.702" calcext:value-type="float">
            <text:p>66.702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1s-10t-0a-50m</text:p>
          </table:table-cell>
          <table:table-cell office:value-type="string" calcext:value-type="string">
            <text:p>task-recomputation</text:p>
          </table:table-cell>
          <table:table-cell office:value-type="float" office:value="55.414" calcext:value-type="float">
            <text:p>55.414</text:p>
          </table:table-cell>
          <table:table-cell office:value-type="float" office:value="37.37" calcext:value-type="float">
            <text:p>37.37</text:p>
          </table:table-cell>
        </table:table-row>
        <table:table-row table:style-name="ro1">
          <table:table-cell office:value-type="string" calcext:value-type="string">
            <text:p>1s-20t-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307.166" calcext:value-type="float">
            <text:p>307.166</text:p>
          </table:table-cell>
          <table:table-cell office:value-type="float" office:value="160.926" calcext:value-type="float">
            <text:p>160.926</text:p>
          </table:table-cell>
        </table:table-row>
        <table:table-row table:style-name="ro1">
          <table:table-cell office:value-type="string" calcext:value-type="string">
            <text:p>1s-20t-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73.506" calcext:value-type="float">
            <text:p>73.506</text:p>
          </table:table-cell>
          <table:table-cell office:value-type="float" office:value="24.384" calcext:value-type="float">
            <text:p>24.384</text:p>
          </table:table-cell>
        </table:table-row>
        <table:table-row table:style-name="ro1">
          <table:table-cell office:value-type="string" calcext:value-type="string">
            <text:p>1s-20t-0a-50m</text:p>
          </table:table-cell>
          <table:table-cell office:value-type="string" calcext:value-type="string">
            <text:p>task-recomputation</text:p>
          </table:table-cell>
          <table:table-cell office:value-type="float" office:value="63.27" calcext:value-type="float">
            <text:p>63.27</text:p>
          </table:table-cell>
          <table:table-cell office:value-type="float" office:value="39.588" calcext:value-type="float">
            <text:p>39.588</text:p>
          </table:table-cell>
        </table:table-row>
        <table:table-row table:style-name="ro1">
          <table:table-cell office:value-type="string" calcext:value-type="string">
            <text:p>1s-5t-5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55.144" calcext:value-type="float">
            <text:p>155.144</text:p>
          </table:table-cell>
          <table:table-cell office:value-type="float" office:value="81.477" calcext:value-type="float">
            <text:p>81.477</text:p>
          </table:table-cell>
        </table:table-row>
        <table:table-row table:style-name="ro1">
          <table:table-cell office:value-type="string" calcext:value-type="string">
            <text:p>1s-5t-5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65.665" calcext:value-type="float">
            <text:p>65.665</text:p>
          </table:table-cell>
          <table:table-cell office:value-type="float" office:value="21.69" calcext:value-type="float">
            <text:p>21.69</text:p>
          </table:table-cell>
        </table:table-row>
        <table:table-row table:style-name="ro1">
          <table:table-cell office:value-type="string" calcext:value-type="string">
            <text:p>1s-5t-5a-50m</text:p>
          </table:table-cell>
          <table:table-cell office:value-type="string" calcext:value-type="string">
            <text:p>task-recomputation</text:p>
          </table:table-cell>
          <table:table-cell office:value-type="float" office:value="58.922" calcext:value-type="float">
            <text:p>58.922</text:p>
          </table:table-cell>
          <table:table-cell office:value-type="float" office:value="31.816" calcext:value-type="float">
            <text:p>31.816</text:p>
          </table:table-cell>
        </table:table-row>
        <table:table-row table:style-name="ro1">
          <table:table-cell office:value-type="string" calcext:value-type="string">
            <text:p>1s-5t-1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188.558" calcext:value-type="float">
            <text:p>188.558</text:p>
          </table:table-cell>
          <table:table-cell office:value-type="float" office:value="104.122" calcext:value-type="float">
            <text:p>104.122</text:p>
          </table:table-cell>
        </table:table-row>
        <table:table-row table:style-name="ro1">
          <table:table-cell office:value-type="string" calcext:value-type="string">
            <text:p>1s-5t-1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72.446" calcext:value-type="float">
            <text:p>72.446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string" calcext:value-type="string">
            <text:p>1s-5t-10a-50m</text:p>
          </table:table-cell>
          <table:table-cell office:value-type="string" calcext:value-type="string">
            <text:p>task-recomputation</text:p>
          </table:table-cell>
          <table:table-cell office:value-type="float" office:value="69.95" calcext:value-type="float">
            <text:p>69.95</text:p>
          </table:table-cell>
          <table:table-cell office:value-type="float" office:value="43.678" calcext:value-type="float">
            <text:p>43.678</text:p>
          </table:table-cell>
        </table:table-row>
        <table:table-row table:style-name="ro1">
          <table:table-cell office:value-type="string" calcext:value-type="string">
            <text:p>1s-5t-2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240.706" calcext:value-type="float">
            <text:p>240.706</text:p>
          </table:table-cell>
          <table:table-cell office:value-type="float" office:value="135.77" calcext:value-type="float">
            <text:p>135.77</text:p>
          </table:table-cell>
        </table:table-row>
        <table:table-row table:style-name="ro1">
          <table:table-cell office:value-type="string" calcext:value-type="string">
            <text:p>1s-5t-2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86.432" calcext:value-type="float">
            <text:p>86.432</text:p>
          </table:table-cell>
          <table:table-cell office:value-type="float" office:value="35.156" calcext:value-type="float">
            <text:p>35.156</text:p>
          </table:table-cell>
        </table:table-row>
        <table:table-row table:style-name="ro1">
          <table:table-cell office:value-type="string" calcext:value-type="string">
            <text:p>1s-5t-20a-50m</text:p>
          </table:table-cell>
          <table:table-cell office:value-type="string" calcext:value-type="string">
            <text:p>task-recomputation</text:p>
          </table:table-cell>
          <table:table-cell office:value-type="float" office:value="90.496" calcext:value-type="float">
            <text:p>90.496</text:p>
          </table:table-cell>
          <table:table-cell office:value-type="float" office:value="61.81" calcext:value-type="float">
            <text:p>61.81</text:p>
          </table:table-cell>
        </table:table-row>
        <table:table-row table:style-name="ro1">
          <table:table-cell office:value-type="string" calcext:value-type="string">
            <text:p>1s-5t-100a-50m</text:p>
          </table:table-cell>
          <table:table-cell office:value-type="string" calcext:value-type="string">
            <text:p>initial-run-of-task-import-000</text:p>
          </table:table-cell>
          <table:table-cell office:value-type="float" office:value="845.388" calcext:value-type="float">
            <text:p>845.388</text:p>
          </table:table-cell>
          <table:table-cell office:value-type="float" office:value="604.946" calcext:value-type="float">
            <text:p>604.946</text:p>
          </table:table-cell>
        </table:table-row>
        <table:table-row table:style-name="ro1">
          <table:table-cell office:value-type="string" calcext:value-type="string">
            <text:p>1s-5t-100a-50m</text:p>
          </table:table-cell>
          <table:table-cell office:value-type="string" calcext:value-type="string">
            <text:p>no-op-run-1-of-task-import-000</text:p>
          </table:table-cell>
          <table:table-cell office:value-type="float" office:value="244.79" calcext:value-type="float">
            <text:p>244.79</text:p>
          </table:table-cell>
          <table:table-cell office:value-type="float" office:value="163.958" calcext:value-type="float">
            <text:p>163.958</text:p>
          </table:table-cell>
        </table:table-row>
        <table:table-row table:style-name="ro1">
          <table:table-cell office:value-type="string" calcext:value-type="string">
            <text:p>1s-5t-100a-50m</text:p>
          </table:table-cell>
          <table:table-cell office:value-type="string" calcext:value-type="string">
            <text:p>task-recomputation</text:p>
          </table:table-cell>
          <table:table-cell office:value-type="float" office:value="323.416" calcext:value-type="float">
            <text:p>323.416</text:p>
          </table:table-cell>
          <table:table-cell office:value-type="float" office:value="272.76" calcext:value-type="float">
            <text:p>272.76</text:p>
          </table:table-cell>
        </table:table-row>
      </table:table>
      <table:table table:name="Import of primary resource" table:style-name="ta1">
        <table:shapes>
          <draw:frame draw:z-index="0" draw:style-name="gr1" draw:text-style-name="P1" svg:width="36.221cm" svg:height="24.718cm" svg:x="6.287cm" svg:y="8.686cm">
            <draw:object draw:notify-on-update-of-ranges="'Import of primary resource'.B1:'Import of primary resource'.B1 'Import of primary resource'.B2:'Import of primary resource'.B16 'Import of primary resource'.C1:'Import of primary resource'.C1 'Import of primary resource'.C2:'Import of primary resource'.C16 'Import of primary resource'.D1:'Import of primary resource'.D1 'Import of primary resource'.D2:'Import of primary resource'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abel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s-0t-0a-1m</text:p>
          </table:table-cell>
          <table:table-cell office:value-type="float" office:value="20.1045" calcext:value-type="float">
            <text:p>20.1</text:p>
          </table:table-cell>
          <table:table-cell office:value-type="float" office:value="19.3465" calcext:value-type="float">
            <text:p>19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s-0t-0a-10m</text:p>
          </table:table-cell>
          <table:table-cell office:value-type="float" office:value="29.992" calcext:value-type="float">
            <text:p>30.0</text:p>
          </table:table-cell>
          <table:table-cell office:value-type="float" office:value="21.1455" calcext:value-type="float">
            <text:p>2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s-0t-0a-50m</text:p>
          </table:table-cell>
          <table:table-cell office:value-type="float" office:value="91.539" calcext:value-type="float">
            <text:p>91.5</text:p>
          </table:table-cell>
          <table:table-cell office:value-type="float" office:value="42.956" calcext:value-type="float">
            <text:p>43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s-0t-0a-100m</text:p>
          </table:table-cell>
          <table:table-cell office:value-type="float" office:value="183.561" calcext:value-type="float">
            <text:p>183.6</text:p>
          </table:table-cell>
          <table:table-cell office:value-type="float" office:value="73.355" calcext:value-type="float">
            <text:p>73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s-0t-0a-200m</text:p>
          </table:table-cell>
          <table:table-cell office:value-type="float" office:value="388.262" calcext:value-type="float">
            <text:p>388.3</text:p>
          </table:table-cell>
          <table:table-cell office:value-type="float" office:value="207.154" calcext:value-type="float">
            <text:p>207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s-0t-0a-50m</text:p>
          </table:table-cell>
          <table:table-cell office:value-type="float" office:value="91.921" calcext:value-type="float">
            <text:p>91.9</text:p>
          </table:table-cell>
          <table:table-cell office:value-type="float" office:value="42.212" calcext:value-type="float">
            <text:p>42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s-0t-0a-50m</text:p>
          </table:table-cell>
          <table:table-cell office:value-type="float" office:value="97.066" calcext:value-type="float">
            <text:p>97.1</text:p>
          </table:table-cell>
          <table:table-cell office:value-type="float" office:value="52.624" calcext:value-type="float">
            <text:p>52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0s-0t-0a-50m</text:p>
          </table:table-cell>
          <table:table-cell office:value-type="float" office:value="106.9" calcext:value-type="float">
            <text:p>106.9</text:p>
          </table:table-cell>
          <table:table-cell office:value-type="float" office:value="54.892" calcext:value-type="float">
            <text:p>54.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s-5t-0a-50m</text:p>
          </table:table-cell>
          <table:table-cell office:value-type="float" office:value="140.036" calcext:value-type="float">
            <text:p>140.0</text:p>
          </table:table-cell>
          <table:table-cell office:value-type="float" office:value="70.803" calcext:value-type="float">
            <text:p>70.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s-10t-0a-50m</text:p>
          </table:table-cell>
          <table:table-cell office:value-type="float" office:value="200.026" calcext:value-type="float">
            <text:p>200.0</text:p>
          </table:table-cell>
          <table:table-cell office:value-type="float" office:value="110.686" calcext:value-type="float">
            <text:p>110.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s-20t-0a-50m</text:p>
          </table:table-cell>
          <table:table-cell office:value-type="float" office:value="307.166" calcext:value-type="float">
            <text:p>307.2</text:p>
          </table:table-cell>
          <table:table-cell office:value-type="float" office:value="160.926" calcext:value-type="float">
            <text:p>160.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s-5t-5a-50m</text:p>
          </table:table-cell>
          <table:table-cell office:value-type="float" office:value="155.144" calcext:value-type="float">
            <text:p>155.1</text:p>
          </table:table-cell>
          <table:table-cell office:value-type="float" office:value="81.477" calcext:value-type="float">
            <text:p>81.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s-5t-10a-50m</text:p>
          </table:table-cell>
          <table:table-cell office:value-type="float" office:value="188.558" calcext:value-type="float">
            <text:p>188.6</text:p>
          </table:table-cell>
          <table:table-cell office:value-type="float" office:value="104.122" calcext:value-type="float">
            <text:p>104.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s-5t-20a-50m</text:p>
          </table:table-cell>
          <table:table-cell office:value-type="float" office:value="240.706" calcext:value-type="float">
            <text:p>240.7</text:p>
          </table:table-cell>
          <table:table-cell office:value-type="float" office:value="135.77" calcext:value-type="float">
            <text:p>135.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s-5t-100a-50m</text:p>
          </table:table-cell>
          <table:table-cell office:value-type="float" office:value="845.388" calcext:value-type="float">
            <text:p>845.4</text:p>
          </table:table-cell>
          <table:table-cell office:value-type="float" office:value="604.946" calcext:value-type="float">
            <text:p>604.9</text:p>
          </table:table-cell>
        </table:table-row>
      </table:table>
      <table:table table:name="Recomputation" table:style-name="ta1">
        <table:shapes>
          <draw:frame draw:z-index="0" draw:style-name="gr1" draw:text-style-name="P1" svg:width="39.715cm" svg:height="25.113cm" svg:x="12.219cm" svg:y="2.098cm">
            <draw:object draw:notify-on-update-of-ranges="Recomputation.B1:Recomputation.B1 Recomputation.B2:Recomputation.B16 Recomputation.C1:Recomputation.C1 Recomputation.C2:Recomputation.C16 Recomputation.D1:Recomputation.D1 Recomputation.D2:Recomputation.D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1" table:default-cell-style-name="Default"/>
        <table:table-column table:style-name="co23" table:default-cell-style-name="Default"/>
        <table:table-column table:style-name="co21" table:number-columns-repeated="2" table:default-cell-style-name="ce1"/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abel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string" calcext:value-type="string">
            <text:p>mas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s-0t-0a-1m</text:p>
          </table:table-cell>
          <table:table-cell office:value-type="float" office:value="4.5235" calcext:value-type="float">
            <text:p>4.5</text:p>
          </table:table-cell>
          <table:table-cell office:value-type="float" office:value="4.522" calcext:value-type="float">
            <text:p>4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s-0t-0a-10m</text:p>
          </table:table-cell>
          <table:table-cell office:value-type="float" office:value="10.897" calcext:value-type="float">
            <text:p>10.9</text:p>
          </table:table-cell>
          <table:table-cell office:value-type="float" office:value="6.0975" calcext:value-type="float">
            <text:p>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s-0t-0a-50m</text:p>
          </table:table-cell>
          <table:table-cell office:value-type="float" office:value="44.101" calcext:value-type="float">
            <text:p>44.1</text:p>
          </table:table-cell>
          <table:table-cell office:value-type="float" office:value="15.886" calcext:value-type="float">
            <text:p>15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s-0t-0a-100m</text:p>
          </table:table-cell>
          <table:table-cell office:value-type="float" office:value="87.971" calcext:value-type="float">
            <text:p>88.0</text:p>
          </table:table-cell>
          <table:table-cell office:value-type="float" office:value="29.986" calcext:value-type="float">
            <text:p>30.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s-0t-0a-200m</text:p>
          </table:table-cell>
          <table:table-cell office:value-type="float" office:value="181.152" calcext:value-type="float">
            <text:p>181.2</text:p>
          </table:table-cell>
          <table:table-cell office:value-type="float" office:value="75.306" calcext:value-type="float">
            <text:p>75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s-0t-0a-50m</text:p>
          </table:table-cell>
          <table:table-cell office:value-type="float" office:value="204.107" calcext:value-type="float">
            <text:p>204.1</text:p>
          </table:table-cell>
          <table:table-cell office:value-type="float" office:value="67.679" calcext:value-type="float">
            <text:p>67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0s-0t-0a-50m</text:p>
          </table:table-cell>
          <table:table-cell office:value-type="float" office:value="477.498" calcext:value-type="float">
            <text:p>477.5</text:p>
          </table:table-cell>
          <table:table-cell office:value-type="float" office:value="207.792" calcext:value-type="float">
            <text:p>207.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0s-0t-0a-50m</text:p>
          </table:table-cell>
          <table:table-cell office:value-type="float" office:value="1527.856" calcext:value-type="float">
            <text:p>1,527.9</text:p>
          </table:table-cell>
          <table:table-cell office:value-type="float" office:value="1099.274" calcext:value-type="float">
            <text:p>1,099.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1s-5t-0a-50m</text:p>
          </table:table-cell>
          <table:table-cell office:value-type="float" office:value="48.669" calcext:value-type="float">
            <text:p>48.7</text:p>
          </table:table-cell>
          <table:table-cell office:value-type="float" office:value="22.788" calcext:value-type="float">
            <text:p>22.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s-10t-0a-50m</text:p>
          </table:table-cell>
          <table:table-cell office:value-type="float" office:value="55.414" calcext:value-type="float">
            <text:p>55.4</text:p>
          </table:table-cell>
          <table:table-cell office:value-type="float" office:value="37.37" calcext:value-type="float">
            <text:p>37.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s-20t-0a-50m</text:p>
          </table:table-cell>
          <table:table-cell office:value-type="float" office:value="63.27" calcext:value-type="float">
            <text:p>63.3</text:p>
          </table:table-cell>
          <table:table-cell office:value-type="float" office:value="39.588" calcext:value-type="float">
            <text:p>39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s-5t-5a-50m</text:p>
          </table:table-cell>
          <table:table-cell office:value-type="float" office:value="58.922" calcext:value-type="float">
            <text:p>58.9</text:p>
          </table:table-cell>
          <table:table-cell office:value-type="float" office:value="31.816" calcext:value-type="float">
            <text:p>31.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s-5t-10a-50m</text:p>
          </table:table-cell>
          <table:table-cell office:value-type="float" office:value="69.95" calcext:value-type="float">
            <text:p>70.0</text:p>
          </table:table-cell>
          <table:table-cell office:value-type="float" office:value="43.678" calcext:value-type="float">
            <text:p>43.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s-5t-20a-50m</text:p>
          </table:table-cell>
          <table:table-cell office:value-type="float" office:value="90.496" calcext:value-type="float">
            <text:p>90.5</text:p>
          </table:table-cell>
          <table:table-cell office:value-type="float" office:value="61.81" calcext:value-type="float">
            <text:p>61.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s-5t-100a-50m</text:p>
          </table:table-cell>
          <table:table-cell office:value-type="float" office:value="323.416" calcext:value-type="float">
            <text:p>323.4</text:p>
          </table:table-cell>
          <table:table-cell office:value-type="float" office:value="272.76" calcext:value-type="float">
            <text:p>272.8</text:p>
          </table:table-cell>
        </table:table-row>
      </table:table>
      <table:named-expressions/>
      <table:database-ranges>
        <table:database-range table:name="__Anonymous_Sheet_DB__2" table:target-range-address="'Import of primary resource'.A1:'Import of primary resource'.D16">
          <table:sort>
            <table:sort-by table:field-number="0" table:data-type="automatic"/>
          </table:sort>
        </table:database-range>
        <table:database-range table:name="__Anonymous_Sheet_DB__3" table:target-range-address="Recomputation.A1:Recomputation.E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04T15:09:38.355000000</dc:date>
    <meta:editing-duration>PT4H47M50S</meta:editing-duration>
    <meta:editing-cycles>1</meta:editing-cycles>
    <meta:document-statistic meta:table-count="4" meta:cell-count="5605" meta:object-count="2"/>
    <meta:generator>LibreOffice/7.1.1.2$Windows_X86_64 LibreOffice_project/fe0b08f4af1bacafe4c7ecc87ce55bb42616467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222cm" svg:height="24.719cm" xlink:href=".." xlink:type="simple" chart:class="chart:bar" chart:style-name="ch1">
        <chart:title svg:x="13.159cm" svg:y="0.63cm" chart:style-name="ch2">
          <text:p>Performance of initial import from primary source</text:p>
        </chart:title>
        <chart:legend chart:legend-position="end" svg:x="34.409cm" svg:y="11.811cm" style:legend-expansion="high" chart:style-name="ch3"/>
        <chart:plot-area chart:style-name="ch4" table:cell-range-address="'Import of primary resource'.B1:'Import of primary resource'.D16" chart:data-source-has-labels="both" svg:x="1.735cm" svg:y="1.903cm" svg:width="31.95cm" svg:height="21.341cm">
          <chart:coordinate-region svg:x="2.833cm" svg:y="1.903cm" svg:width="30.852cm" svg:height="18.928cm"/>
          <chart:axis chart:dimension="x" chart:name="primary-x" chart:style-name="ch5" chartooo:axis-type="auto">
            <chartooo:date-scale/>
            <chart:title svg:x="12.903cm" svg:y="23.738cm" chart:style-name="ch6">
              <text:p>Scenario (s = sources, t = targets, a = assignments, m = mappings)</text:p>
            </chart:title>
            <chart:categories table:cell-range-address="'Import of primary resource'.B2:'Import of primary resource'.B16"/>
          </chart:axis>
          <chart:axis chart:dimension="y" chart:name="primary-y" chart:style-name="ch7">
            <chart:title svg:x="0.451cm" svg:y="14.892cm" chart:style-name="ch8">
              <text:p>Time per account [milliseconds]</text:p>
            </chart:title>
            <chart:grid chart:style-name="ch9" chart:class="major"/>
          </chart:axis>
          <chart:series chart:style-name="ch10" chart:values-cell-range-address="'Import of primary resource'.C2:'Import of primary resource'.C16" chart:label-cell-address="'Import of primary resource'.C1:'Import of primary resource'.C1" chart:class="chart:bar">
            <chart:data-point chart:repeated="15"/>
          </chart:series>
          <chart:series chart:style-name="ch11" chart:values-cell-range-address="'Import of primary resource'.D2:'Import of primary resource'.D16" chart:label-cell-address="'Import of primary resource'.D1:'Import of primary resource'.D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2</text:p>
                <draw:g>
                  <svg:desc>'Import of primary resource'.C1:'Import of primary resource'.C1</svg:desc>
                </draw:g>
              </table:table-cell>
              <table:table-cell office:value-type="string">
                <text:p>master</text:p>
                <draw:g>
                  <svg:desc>'Import of primary resource'.D1:'Import of primary resource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-0t-0a-1m</text:p>
                <draw:g>
                  <svg:desc>'Import of primary resource'.B2:'Import of primary resource'.B16</svg:desc>
                </draw:g>
              </table:table-cell>
              <table:table-cell office:value-type="float" office:value="20.1045">
                <text:p>20.1045</text:p>
                <draw:g>
                  <svg:desc>'Import of primary resource'.C2:'Import of primary resource'.C16</svg:desc>
                </draw:g>
              </table:table-cell>
              <table:table-cell office:value-type="float" office:value="19.3465">
                <text:p>19.3465</text:p>
                <draw:g>
                  <svg:desc>'Import of primary resource'.D2:'Import of primary resource'.D16</svg:desc>
                </draw:g>
              </table:table-cell>
            </table:table-row>
            <table:table-row>
              <table:table-cell office:value-type="string">
                <text:p>1s-0t-0a-10m</text:p>
              </table:table-cell>
              <table:table-cell office:value-type="float" office:value="29.992">
                <text:p>29.992</text:p>
              </table:table-cell>
              <table:table-cell office:value-type="float" office:value="21.1455">
                <text:p>21.1455</text:p>
              </table:table-cell>
            </table:table-row>
            <table:table-row>
              <table:table-cell office:value-type="string">
                <text:p>1s-0t-0a-50m</text:p>
              </table:table-cell>
              <table:table-cell office:value-type="float" office:value="91.539">
                <text:p>91.539</text:p>
              </table:table-cell>
              <table:table-cell office:value-type="float" office:value="42.956">
                <text:p>42.956</text:p>
              </table:table-cell>
            </table:table-row>
            <table:table-row>
              <table:table-cell office:value-type="string">
                <text:p>1s-0t-0a-100m</text:p>
              </table:table-cell>
              <table:table-cell office:value-type="float" office:value="183.561">
                <text:p>183.561</text:p>
              </table:table-cell>
              <table:table-cell office:value-type="float" office:value="73.355">
                <text:p>73.355</text:p>
              </table:table-cell>
            </table:table-row>
            <table:table-row>
              <table:table-cell office:value-type="string">
                <text:p>1s-0t-0a-200m</text:p>
              </table:table-cell>
              <table:table-cell office:value-type="float" office:value="388.262">
                <text:p>388.262</text:p>
              </table:table-cell>
              <table:table-cell office:value-type="float" office:value="207.154">
                <text:p>207.154</text:p>
              </table:table-cell>
            </table:table-row>
            <table:table-row>
              <table:table-cell office:value-type="string">
                <text:p>5s-0t-0a-50m</text:p>
              </table:table-cell>
              <table:table-cell office:value-type="float" office:value="91.921">
                <text:p>91.921</text:p>
              </table:table-cell>
              <table:table-cell office:value-type="float" office:value="42.212">
                <text:p>42.212</text:p>
              </table:table-cell>
            </table:table-row>
            <table:table-row>
              <table:table-cell office:value-type="string">
                <text:p>10s-0t-0a-50m</text:p>
              </table:table-cell>
              <table:table-cell office:value-type="float" office:value="97.066">
                <text:p>97.066</text:p>
              </table:table-cell>
              <table:table-cell office:value-type="float" office:value="52.624">
                <text:p>52.624</text:p>
              </table:table-cell>
            </table:table-row>
            <table:table-row>
              <table:table-cell office:value-type="string">
                <text:p>20s-0t-0a-50m</text:p>
              </table:table-cell>
              <table:table-cell office:value-type="float" office:value="106.9">
                <text:p>106.9</text:p>
              </table:table-cell>
              <table:table-cell office:value-type="float" office:value="54.892">
                <text:p>54.892</text:p>
              </table:table-cell>
            </table:table-row>
            <table:table-row>
              <table:table-cell office:value-type="string">
                <text:p>1s-5t-0a-50m</text:p>
              </table:table-cell>
              <table:table-cell office:value-type="float" office:value="140.036">
                <text:p>140.036</text:p>
              </table:table-cell>
              <table:table-cell office:value-type="float" office:value="70.803">
                <text:p>70.803</text:p>
              </table:table-cell>
            </table:table-row>
            <table:table-row>
              <table:table-cell office:value-type="string">
                <text:p>1s-10t-0a-50m</text:p>
              </table:table-cell>
              <table:table-cell office:value-type="float" office:value="200.026">
                <text:p>200.026</text:p>
              </table:table-cell>
              <table:table-cell office:value-type="float" office:value="110.686">
                <text:p>110.686</text:p>
              </table:table-cell>
            </table:table-row>
            <table:table-row>
              <table:table-cell office:value-type="string">
                <text:p>1s-20t-0a-50m</text:p>
              </table:table-cell>
              <table:table-cell office:value-type="float" office:value="307.166">
                <text:p>307.166</text:p>
              </table:table-cell>
              <table:table-cell office:value-type="float" office:value="160.926">
                <text:p>160.926</text:p>
              </table:table-cell>
            </table:table-row>
            <table:table-row>
              <table:table-cell office:value-type="string">
                <text:p>1s-5t-5a-50m</text:p>
              </table:table-cell>
              <table:table-cell office:value-type="float" office:value="155.144">
                <text:p>155.144</text:p>
              </table:table-cell>
              <table:table-cell office:value-type="float" office:value="81.477">
                <text:p>81.477</text:p>
              </table:table-cell>
            </table:table-row>
            <table:table-row>
              <table:table-cell office:value-type="string">
                <text:p>1s-5t-10a-50m</text:p>
              </table:table-cell>
              <table:table-cell office:value-type="float" office:value="188.558">
                <text:p>188.558</text:p>
              </table:table-cell>
              <table:table-cell office:value-type="float" office:value="104.122">
                <text:p>104.122</text:p>
              </table:table-cell>
            </table:table-row>
            <table:table-row>
              <table:table-cell office:value-type="string">
                <text:p>1s-5t-20a-50m</text:p>
              </table:table-cell>
              <table:table-cell office:value-type="float" office:value="240.706">
                <text:p>240.706</text:p>
              </table:table-cell>
              <table:table-cell office:value-type="float" office:value="135.77">
                <text:p>135.77</text:p>
              </table:table-cell>
            </table:table-row>
            <table:table-row>
              <table:table-cell office:value-type="string">
                <text:p>1s-5t-100a-50m</text:p>
              </table:table-cell>
              <table:table-cell office:value-type="float" office:value="845.388">
                <text:p>845.388</text:p>
              </table:table-cell>
              <table:table-cell office:value-type="float" office:value="604.946">
                <text:p>604.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716cm" svg:height="25.114cm" xlink:href=".." xlink:type="simple" chart:class="chart:bar" chart:style-name="ch1">
        <chart:title svg:x="16.282cm" svg:y="0.638cm" chart:style-name="ch2">
          <text:p>Performance of user recomputation</text:p>
        </chart:title>
        <chart:legend chart:legend-position="end" svg:x="37.903cm" svg:y="12.009cm" style:legend-expansion="high" chart:style-name="ch3"/>
        <chart:plot-area chart:style-name="ch4" table:cell-range-address="Recomputation.B1:Recomputation.D16" chart:data-source-has-labels="both" svg:x="1.805cm" svg:y="1.919cm" svg:width="35.304cm" svg:height="21.712cm">
          <chart:coordinate-region svg:x="3.194cm" svg:y="1.919cm" svg:width="33.915cm" svg:height="19.299cm"/>
          <chart:axis chart:dimension="x" chart:name="primary-x" chart:style-name="ch5" chartooo:axis-type="auto">
            <chartooo:date-scale/>
            <chart:title svg:x="14.65cm" svg:y="24.133cm" chart:style-name="ch6">
              <text:p>Scenario (s = sources, t = targets, a = assignments, m = mappings)</text:p>
            </chart:title>
            <chart:categories table:cell-range-address="Recomputation.B2:Recomputation.B16"/>
          </chart:axis>
          <chart:axis chart:dimension="y" chart:name="primary-y" chart:style-name="ch7">
            <chart:title svg:x="0.451cm" svg:y="14.843cm" chart:style-name="ch8">
              <text:p>Time per user [milliseconds]</text:p>
            </chart:title>
            <chart:grid chart:style-name="ch9" chart:class="major"/>
          </chart:axis>
          <chart:series chart:style-name="ch10" chart:values-cell-range-address="Recomputation.C2:Recomputation.C16" chart:label-cell-address="Recomputation.C1:Recomputation.C1" chart:class="chart:bar">
            <chart:data-point chart:repeated="15"/>
          </chart:series>
          <chart:series chart:style-name="ch11" chart:values-cell-range-address="Recomputation.D2:Recomputation.D16" chart:label-cell-address="Recomputation.D1:Recomputation.D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2</text:p>
                <draw:g>
                  <svg:desc>Recomputation.C1:Recomputation.C1</svg:desc>
                </draw:g>
              </table:table-cell>
              <table:table-cell office:value-type="string">
                <text:p>master</text:p>
                <draw:g>
                  <svg:desc>Recomputation.D1:Recompu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s-0t-0a-1m</text:p>
                <draw:g>
                  <svg:desc>Recomputation.B2:Recomputation.B16</svg:desc>
                </draw:g>
              </table:table-cell>
              <table:table-cell office:value-type="float" office:value="4.5235">
                <text:p>4.5235</text:p>
                <draw:g>
                  <svg:desc>Recomputation.C2:Recomputation.C16</svg:desc>
                </draw:g>
              </table:table-cell>
              <table:table-cell office:value-type="float" office:value="4.522">
                <text:p>4.522</text:p>
                <draw:g>
                  <svg:desc>Recomputation.D2:Recomputation.D16</svg:desc>
                </draw:g>
              </table:table-cell>
            </table:table-row>
            <table:table-row>
              <table:table-cell office:value-type="string">
                <text:p>1s-0t-0a-10m</text:p>
              </table:table-cell>
              <table:table-cell office:value-type="float" office:value="10.897">
                <text:p>10.897</text:p>
              </table:table-cell>
              <table:table-cell office:value-type="float" office:value="6.0975">
                <text:p>6.0975</text:p>
              </table:table-cell>
            </table:table-row>
            <table:table-row>
              <table:table-cell office:value-type="string">
                <text:p>1s-0t-0a-50m</text:p>
              </table:table-cell>
              <table:table-cell office:value-type="float" office:value="44.101">
                <text:p>44.101</text:p>
              </table:table-cell>
              <table:table-cell office:value-type="float" office:value="15.886">
                <text:p>15.886</text:p>
              </table:table-cell>
            </table:table-row>
            <table:table-row>
              <table:table-cell office:value-type="string">
                <text:p>1s-0t-0a-100m</text:p>
              </table:table-cell>
              <table:table-cell office:value-type="float" office:value="87.971">
                <text:p>87.971</text:p>
              </table:table-cell>
              <table:table-cell office:value-type="float" office:value="29.986">
                <text:p>29.986</text:p>
              </table:table-cell>
            </table:table-row>
            <table:table-row>
              <table:table-cell office:value-type="string">
                <text:p>1s-0t-0a-200m</text:p>
              </table:table-cell>
              <table:table-cell office:value-type="float" office:value="181.152">
                <text:p>181.152</text:p>
              </table:table-cell>
              <table:table-cell office:value-type="float" office:value="75.306">
                <text:p>75.306</text:p>
              </table:table-cell>
            </table:table-row>
            <table:table-row>
              <table:table-cell office:value-type="string">
                <text:p>5s-0t-0a-50m</text:p>
              </table:table-cell>
              <table:table-cell office:value-type="float" office:value="204.107">
                <text:p>204.107</text:p>
              </table:table-cell>
              <table:table-cell office:value-type="float" office:value="67.679">
                <text:p>67.679</text:p>
              </table:table-cell>
            </table:table-row>
            <table:table-row>
              <table:table-cell office:value-type="string">
                <text:p>10s-0t-0a-50m</text:p>
              </table:table-cell>
              <table:table-cell office:value-type="float" office:value="477.498">
                <text:p>477.498</text:p>
              </table:table-cell>
              <table:table-cell office:value-type="float" office:value="207.792">
                <text:p>207.792</text:p>
              </table:table-cell>
            </table:table-row>
            <table:table-row>
              <table:table-cell office:value-type="string">
                <text:p>20s-0t-0a-50m</text:p>
              </table:table-cell>
              <table:table-cell office:value-type="float" office:value="1527.856">
                <text:p>1527.856</text:p>
              </table:table-cell>
              <table:table-cell office:value-type="float" office:value="1099.274">
                <text:p>1099.274</text:p>
              </table:table-cell>
            </table:table-row>
            <table:table-row>
              <table:table-cell office:value-type="string">
                <text:p>1s-5t-0a-50m</text:p>
              </table:table-cell>
              <table:table-cell office:value-type="float" office:value="48.669">
                <text:p>48.669</text:p>
              </table:table-cell>
              <table:table-cell office:value-type="float" office:value="22.788">
                <text:p>22.788</text:p>
              </table:table-cell>
            </table:table-row>
            <table:table-row>
              <table:table-cell office:value-type="string">
                <text:p>1s-10t-0a-50m</text:p>
              </table:table-cell>
              <table:table-cell office:value-type="float" office:value="55.414">
                <text:p>55.414</text:p>
              </table:table-cell>
              <table:table-cell office:value-type="float" office:value="37.37">
                <text:p>37.37</text:p>
              </table:table-cell>
            </table:table-row>
            <table:table-row>
              <table:table-cell office:value-type="string">
                <text:p>1s-20t-0a-50m</text:p>
              </table:table-cell>
              <table:table-cell office:value-type="float" office:value="63.27">
                <text:p>63.27</text:p>
              </table:table-cell>
              <table:table-cell office:value-type="float" office:value="39.588">
                <text:p>39.588</text:p>
              </table:table-cell>
            </table:table-row>
            <table:table-row>
              <table:table-cell office:value-type="string">
                <text:p>1s-5t-5a-50m</text:p>
              </table:table-cell>
              <table:table-cell office:value-type="float" office:value="58.922">
                <text:p>58.922</text:p>
              </table:table-cell>
              <table:table-cell office:value-type="float" office:value="31.816">
                <text:p>31.816</text:p>
              </table:table-cell>
            </table:table-row>
            <table:table-row>
              <table:table-cell office:value-type="string">
                <text:p>1s-5t-10a-50m</text:p>
              </table:table-cell>
              <table:table-cell office:value-type="float" office:value="69.95">
                <text:p>69.95</text:p>
              </table:table-cell>
              <table:table-cell office:value-type="float" office:value="43.678">
                <text:p>43.678</text:p>
              </table:table-cell>
            </table:table-row>
            <table:table-row>
              <table:table-cell office:value-type="string">
                <text:p>1s-5t-20a-50m</text:p>
              </table:table-cell>
              <table:table-cell office:value-type="float" office:value="90.496">
                <text:p>90.496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1s-5t-100a-50m</text:p>
              </table:table-cell>
              <table:table-cell office:value-type="float" office:value="323.416">
                <text:p>323.416</text:p>
              </table:table-cell>
              <table:table-cell office:value-type="float" office:value="272.76">
                <text:p>272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